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1cm" fo:margin-left="2.501cm" table:align="left"/>
    </style:style>
    <style:style style:name="Table1.A" style:family="table-column">
      <style:table-column-properties style:column-width="1.554cm"/>
    </style:style>
    <style:style style:name="Table1.B" style:family="table-column">
      <style:table-column-properties style:column-width="0.538cm"/>
    </style:style>
    <style:style style:name="Table1.C" style:family="table-column">
      <style:table-column-properties style:column-width="2.718cm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style="italic"/>
    </style:style>
    <style:style style:name="P6" style:family="paragraph" style:parent-style-name="Table_20_Contents">
      <style:paragraph-properties fo:text-align="center" style:justify-single-word="false"/>
      <style:text-properties fo:font-style="italic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Table_20_Contents">
      <style:paragraph-properties fo:text-align="end" style:justify-single-word="false"/>
      <style:text-properties fo:font-weight="bold"/>
    </style:style>
    <style:style style:name="P9" style:family="paragraph" style:parent-style-name="Text_20_body">
      <style:text-properties fo:font-weight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Preformatted_20_Text" style:list-style-name="L1"/>
    <style:style style:name="P13" style:family="paragraph" style:parent-style-name="Preformatted_20_Text" style:list-style-name="L1">
      <style:paragraph-properties fo:margin-top="0cm" fo:margin-bottom="0.499cm" style:contextual-spacing="false"/>
    </style:style>
    <style:style style:name="P14" style:family="paragraph" style:parent-style-name="Preformatted_20_Text" style:list-style-name="L2"/>
    <style:style style:name="P15" style:family="paragraph" style:parent-style-name="Preformatted_20_Text" style:list-style-name="L2">
      <style:paragraph-properties fo:margin-top="0cm" fo:margin-bottom="0.499cm" style:contextual-spacing="false"/>
    </style:style>
    <style:style style:name="P16" style:family="paragraph" style:parent-style-name="Preformatted_20_Text" style:list-style-name="L3"/>
    <style:style style:name="P17" style:family="paragraph" style:parent-style-name="Preformatted_20_Text" style:list-style-name="L3">
      <style:paragraph-properties fo:margin-top="0cm" fo:margin-bottom="0.499cm" style:contextual-spacing="false"/>
    </style:style>
    <style:style style:name="P18" style:family="paragraph" style:parent-style-name="Preformatted_20_Text" style:list-style-name="L4"/>
    <style:style style:name="P19" style:family="paragraph" style:parent-style-name="Preformatted_20_Text" style:list-style-name="L4">
      <style:paragraph-properties fo:margin-top="0cm" fo:margin-bottom="0.499cm" style:contextual-spacing="false"/>
    </style:style>
    <style:style style:name="P20" style:family="paragraph" style:parent-style-name="Preformatted_20_Text" style:list-style-name="L5"/>
    <style:style style:name="P21" style:family="paragraph" style:parent-style-name="Preformatted_20_Text" style:list-style-name="L5">
      <style:paragraph-properties fo:margin-top="0cm" fo:margin-bottom="0.499cm" style:contextual-spacing="false"/>
    </style:style>
    <style:style style:name="P22" style:family="paragraph" style:parent-style-name="Preformatted_20_Text" style:list-style-name="L6"/>
    <style:style style:name="P23" style:family="paragraph" style:parent-style-name="Preformatted_20_Text" style:list-style-name="L6">
      <style:paragraph-properties fo:margin-top="0cm" fo:margin-bottom="0.499cm" style:contextual-spacing="false"/>
    </style:style>
    <style:style style:name="P24" style:family="paragraph" style:parent-style-name="Preformatted_20_Text" style:list-style-name="L7"/>
    <style:style style:name="P25" style:family="paragraph" style:parent-style-name="Preformatted_20_Text" style:list-style-name="L7">
      <style:paragraph-properties fo:margin-top="0cm" fo:margin-bottom="0.499cm" style:contextual-spacing="false"/>
    </style:style>
    <style:style style:name="P26" style:family="paragraph" style:parent-style-name="Preformatted_20_Text" style:list-style-name="L8"/>
    <style:style style:name="P27" style:family="paragraph" style:parent-style-name="Preformatted_20_Text" style:list-style-name="L8">
      <style:paragraph-properties fo:margin-top="0cm" fo:margin-bottom="0.499cm" style:contextual-spacing="false"/>
    </style:style>
    <style:style style:name="P28" style:family="paragraph" style:parent-style-name="Preformatted_20_Text" style:list-style-name="L9"/>
    <style:style style:name="P29" style:family="paragraph" style:parent-style-name="Preformatted_20_Text" style:list-style-name="L9">
      <style:paragraph-properties fo:margin-top="0cm" fo:margin-bottom="0.499cm" style:contextual-spacing="false"/>
    </style:style>
    <style:style style:name="P30" style:family="paragraph" style:parent-style-name="Preformatted_20_Text" style:list-style-name="L10"/>
    <style:style style:name="P31" style:family="paragraph" style:parent-style-name="Preformatted_20_Text" style:list-style-name="L10">
      <style:paragraph-properties fo:margin-top="0cm" fo:margin-bottom="0.499cm" style:contextual-spacing="false"/>
    </style:style>
    <style:style style:name="P32" style:family="paragraph" style:parent-style-name="Preformatted_20_Text" style:list-style-name="L11"/>
    <style:style style:name="P33" style:family="paragraph" style:parent-style-name="Preformatted_20_Text" style:list-style-name="L11">
      <style:paragraph-properties fo:margin-top="0cm" fo:margin-bottom="0.499cm" style:contextual-spacing="false"/>
    </style:style>
    <style:style style:name="P34" style:family="paragraph" style:parent-style-name="Preformatted_20_Text" style:list-style-name="L12">
      <style:paragraph-properties fo:margin-top="0cm" fo:margin-bottom="0.499cm" style:contextual-spacing="false"/>
    </style:style>
    <style:style style:name="P35" style:family="paragraph" style:parent-style-name="Preformatted_20_Text" style:list-style-name="L13"/>
    <style:style style:name="P36" style:family="paragraph" style:parent-style-name="Preformatted_20_Text" style:list-style-name="L13">
      <style:paragraph-properties fo:margin-top="0cm" fo:margin-bottom="0.499cm" style:contextual-spacing="false"/>
    </style:style>
    <style:style style:name="P37" style:family="paragraph" style:parent-style-name="Preformatted_20_Text" style:list-style-name="L14">
      <style:paragraph-properties fo:margin-top="0cm" fo:margin-bottom="0.499cm" style:contextual-spacing="false"/>
    </style:style>
    <style:style style:name="P38" style:family="paragraph" style:parent-style-name="Preformatted_20_Text" style:list-style-name="L15"/>
    <style:style style:name="P39" style:family="paragraph" style:parent-style-name="Preformatted_20_Text" style:list-style-name="L15">
      <style:paragraph-properties fo:margin-top="0cm" fo:margin-bottom="0.499cm" style:contextual-spacing="false"/>
    </style:style>
    <style:style style:name="P40" style:family="paragraph" style:parent-style-name="Preformatted_20_Text" style:list-style-name="L16"/>
    <style:style style:name="P41" style:family="paragraph" style:parent-style-name="Preformatted_20_Text" style:list-style-name="L16">
      <style:paragraph-properties fo:margin-top="0cm" fo:margin-bottom="0.499cm" style:contextual-spacing="false"/>
    </style:style>
    <style:style style:name="P42" style:family="paragraph" style:parent-style-name="Preformatted_20_Text" style:list-style-name="L17"/>
    <style:style style:name="P43" style:family="paragraph" style:parent-style-name="Preformatted_20_Text" style:list-style-name="L17">
      <style:paragraph-properties fo:margin-top="0cm" fo:margin-bottom="0.499cm" style:contextual-spacing="false"/>
    </style:style>
    <style:style style:name="P44" style:family="paragraph" style:parent-style-name="Preformatted_20_Text" style:list-style-name="L18"/>
    <style:style style:name="P45" style:family="paragraph" style:parent-style-name="Preformatted_20_Text" style:list-style-name="L18">
      <style:paragraph-properties fo:margin-top="0cm" fo:margin-bottom="0.499cm" style:contextual-spacing="false"/>
    </style:style>
    <style:style style:name="P46" style:family="paragraph" style:parent-style-name="Preformatted_20_Text" style:list-style-name="L19"/>
    <style:style style:name="P47" style:family="paragraph" style:parent-style-name="Preformatted_20_Text" style:list-style-name="L19">
      <style:paragraph-properties fo:margin-top="0cm" fo:margin-bottom="0.499cm" style:contextual-spacing="false"/>
    </style:style>
    <style:style style:name="P48" style:family="paragraph" style:parent-style-name="Preformatted_20_Text" style:list-style-name="L20"/>
    <style:style style:name="P49" style:family="paragraph" style:parent-style-name="Preformatted_20_Text" style:list-style-name="L20">
      <style:paragraph-properties fo:margin-top="0cm" fo:margin-bottom="0.499cm" style:contextual-spacing="false"/>
    </style:style>
    <style:style style:name="P50" style:family="paragraph" style:parent-style-name="Preformatted_20_Text" style:list-style-name="L21"/>
    <style:style style:name="P51" style:family="paragraph" style:parent-style-name="Preformatted_20_Text" style:list-style-name="L21">
      <style:paragraph-properties fo:margin-top="0cm" fo:margin-bottom="0.499cm" style:contextual-spacing="false"/>
    </style:style>
    <style:style style:name="P52" style:family="paragraph" style:parent-style-name="Preformatted_20_Text" style:list-style-name="L22"/>
    <style:style style:name="P53" style:family="paragraph" style:parent-style-name="Preformatted_20_Text" style:list-style-name="L22">
      <style:paragraph-properties fo:margin-top="0cm" fo:margin-bottom="0.499cm" style:contextual-spacing="false"/>
    </style:style>
    <style:style style:name="P54" style:family="paragraph" style:parent-style-name="Preformatted_20_Text" style:list-style-name="L23"/>
    <style:style style:name="P55" style:family="paragraph" style:parent-style-name="Preformatted_20_Text" style:list-style-name="L23">
      <style:paragraph-properties fo:margin-top="0cm" fo:margin-bottom="0.499cm" style:contextual-spacing="false"/>
    </style:style>
    <style:style style:name="P56" style:family="paragraph" style:parent-style-name="Preformatted_20_Text" style:list-style-name="L24"/>
    <style:style style:name="P57" style:family="paragraph" style:parent-style-name="Preformatted_20_Text" style:list-style-name="L24">
      <style:paragraph-properties fo:margin-top="0cm" fo:margin-bottom="0.499cm" style:contextual-spacing="false"/>
    </style:style>
    <style:style style:name="P58" style:family="paragraph" style:parent-style-name="Preformatted_20_Text" style:list-style-name="L25"/>
    <style:style style:name="P59" style:family="paragraph" style:parent-style-name="Preformatted_20_Text" style:list-style-name="L25">
      <style:paragraph-properties fo:margin-top="0cm" fo:margin-bottom="0.499cm" style:contextual-spacing="false"/>
    </style:style>
    <style:style style:name="P60" style:family="paragraph" style:parent-style-name="Preformatted_20_Text" style:list-style-name="L26"/>
    <style:style style:name="P61" style:family="paragraph" style:parent-style-name="Preformatted_20_Text" style:list-style-name="L26">
      <style:paragraph-properties fo:margin-top="0cm" fo:margin-bottom="0.499cm" style:contextual-spacing="false"/>
    </style:style>
    <style:style style:name="P62" style:family="paragraph" style:parent-style-name="Preformatted_20_Text" style:list-style-name="L27"/>
    <style:style style:name="P63" style:family="paragraph" style:parent-style-name="Preformatted_20_Text" style:list-style-name="L27">
      <style:paragraph-properties fo:margin-top="0cm" fo:margin-bottom="0.499cm" style:contextual-spacing="false"/>
    </style:style>
    <style:style style:name="P64" style:family="paragraph" style:parent-style-name="Preformatted_20_Text" style:list-style-name="L28"/>
    <style:style style:name="P65" style:family="paragraph" style:parent-style-name="Preformatted_20_Text" style:list-style-name="L28">
      <style:paragraph-properties fo:margin-top="0cm" fo:margin-bottom="0.499cm" style:contextual-spacing="false"/>
    </style:style>
    <style:style style:name="P66" style:family="paragraph" style:parent-style-name="Preformatted_20_Text" style:list-style-name="L29"/>
    <style:style style:name="P67" style:family="paragraph" style:parent-style-name="Preformatted_20_Text" style:list-style-name="L29">
      <style:paragraph-properties fo:margin-top="0cm" fo:margin-bottom="0.499cm" style:contextual-spacing="false"/>
    </style:style>
    <style:style style:name="P68" style:family="paragraph" style:parent-style-name="Preformatted_20_Text" style:list-style-name="L30"/>
    <style:style style:name="P69" style:family="paragraph" style:parent-style-name="Preformatted_20_Text" style:list-style-name="L30">
      <style:paragraph-properties fo:margin-top="0cm" fo:margin-bottom="0.499cm" style:contextual-spacing="false"/>
    </style:style>
    <style:style style:name="P70" style:family="paragraph" style:parent-style-name="Preformatted_20_Text" style:list-style-name="L31"/>
    <style:style style:name="P71" style:family="paragraph" style:parent-style-name="Preformatted_20_Text" style:list-style-name="L31">
      <style:paragraph-properties fo:margin-top="0cm" fo:margin-bottom="0.499cm" style:contextual-spacing="false"/>
    </style:style>
    <style:style style:name="P72" style:family="paragraph" style:parent-style-name="Preformatted_20_Text" style:list-style-name="L32"/>
    <style:style style:name="P73" style:family="paragraph" style:parent-style-name="Preformatted_20_Text" style:list-style-name="L32">
      <style:paragraph-properties fo:margin-top="0cm" fo:margin-bottom="0.499cm" style:contextual-spacing="false"/>
    </style:style>
    <style:style style:name="P74" style:family="paragraph" style:parent-style-name="Preformatted_20_Text" style:list-style-name="L33"/>
    <style:style style:name="P75" style:family="paragraph" style:parent-style-name="Preformatted_20_Text" style:list-style-name="L33">
      <style:paragraph-properties fo:margin-top="0cm" fo:margin-bottom="0.499cm" style:contextual-spacing="false"/>
    </style:style>
    <style:style style:name="P76" style:family="paragraph" style:parent-style-name="Preformatted_20_Text" style:list-style-name="L34"/>
    <style:style style:name="P77" style:family="paragraph" style:parent-style-name="Preformatted_20_Text" style:list-style-name="L34">
      <style:paragraph-properties fo:margin-top="0cm" fo:margin-bottom="0.499cm" style:contextual-spacing="false"/>
    </style:style>
    <style:style style:name="P78" style:family="paragraph" style:parent-style-name="Preformatted_20_Text" style:list-style-name="L35"/>
    <style:style style:name="P79" style:family="paragraph" style:parent-style-name="Preformatted_20_Text" style:list-style-name="L35">
      <style:paragraph-properties fo:margin-top="0cm" fo:margin-bottom="0.499cm" style:contextual-spacing="false"/>
    </style:style>
    <style:style style:name="P80" style:family="paragraph" style:parent-style-name="Preformatted_20_Text" style:list-style-name="L36"/>
    <style:style style:name="P81" style:family="paragraph" style:parent-style-name="Preformatted_20_Text" style:list-style-name="L36">
      <style:paragraph-properties fo:margin-top="0cm" fo:margin-bottom="0.499cm" style:contextual-spacing="false"/>
    </style:style>
    <style:style style:name="P82" style:family="paragraph" style:parent-style-name="Preformatted_20_Text" style:list-style-name="L37"/>
    <style:style style:name="P83" style:family="paragraph" style:parent-style-name="Preformatted_20_Text" style:list-style-name="L37">
      <style:paragraph-properties fo:margin-top="0cm" fo:margin-bottom="0.499cm" style:contextual-spacing="false"/>
    </style:style>
    <style:style style:name="P84" style:family="paragraph" style:parent-style-name="Preformatted_20_Text" style:list-style-name="L38"/>
    <style:style style:name="P85" style:family="paragraph" style:parent-style-name="Preformatted_20_Text" style:list-style-name="L38">
      <style:paragraph-properties fo:margin-top="0cm" fo:margin-bottom="0.499cm" style:contextual-spacing="false"/>
    </style:style>
    <style:style style:name="P86" style:family="paragraph" style:parent-style-name="Preformatted_20_Text" style:list-style-name="L39"/>
    <style:style style:name="P87" style:family="paragraph" style:parent-style-name="Preformatted_20_Text" style:list-style-name="L39">
      <style:paragraph-properties fo:margin-top="0cm" fo:margin-bottom="0.499cm" style:contextual-spacing="false"/>
    </style:style>
    <style:style style:name="P88" style:family="paragraph" style:parent-style-name="Preformatted_20_Text" style:list-style-name="L40"/>
    <style:style style:name="P89" style:family="paragraph" style:parent-style-name="Preformatted_20_Text" style:list-style-name="L40">
      <style:paragraph-properties fo:margin-top="0cm" fo:margin-bottom="0.499cm" style:contextual-spacing="false"/>
    </style:style>
    <style:style style:name="P90" style:family="paragraph" style:parent-style-name="Preformatted_20_Text" style:list-style-name="L41"/>
    <style:style style:name="P91" style:family="paragraph" style:parent-style-name="Preformatted_20_Text" style:list-style-name="L41">
      <style:paragraph-properties fo:margin-top="0cm" fo:margin-bottom="0.499cm" style:contextual-spacing="false"/>
    </style:style>
    <style:style style:name="P92" style:family="paragraph" style:parent-style-name="Preformatted_20_Text" style:list-style-name="L42"/>
    <style:style style:name="P93" style:family="paragraph" style:parent-style-name="Preformatted_20_Text" style:list-style-name="L42">
      <style:paragraph-properties fo:margin-top="0cm" fo:margin-bottom="0.499cm" style:contextual-spacing="false"/>
    </style:style>
    <style:style style:name="P94" style:family="paragraph" style:parent-style-name="Preformatted_20_Text" style:list-style-name="L43"/>
    <style:style style:name="P95" style:family="paragraph" style:parent-style-name="Preformatted_20_Text" style:list-style-name="L43">
      <style:paragraph-properties fo:margin-top="0cm" fo:margin-bottom="0.499cm" style:contextual-spacing="false"/>
    </style:style>
    <style:style style:name="P96" style:family="paragraph" style:parent-style-name="Preformatted_20_Text" style:list-style-name="L44"/>
    <style:style style:name="P97" style:family="paragraph" style:parent-style-name="Preformatted_20_Text" style:list-style-name="L44">
      <style:paragraph-properties fo:margin-top="0cm" fo:margin-bottom="0.499cm" style:contextual-spacing="false"/>
    </style:style>
    <style:style style:name="P98" style:family="paragraph" style:parent-style-name="Preformatted_20_Text" style:list-style-name="L45"/>
    <style:style style:name="P99" style:family="paragraph" style:parent-style-name="Preformatted_20_Text" style:list-style-name="L45">
      <style:paragraph-properties fo:margin-top="0cm" fo:margin-bottom="0.499cm" style:contextual-spacing="false"/>
    </style:style>
    <style:style style:name="P100" style:family="paragraph" style:parent-style-name="Preformatted_20_Text" style:list-style-name="L46"/>
    <style:style style:name="P101" style:family="paragraph" style:parent-style-name="Preformatted_20_Text" style:list-style-name="L46">
      <style:paragraph-properties fo:margin-top="0cm" fo:margin-bottom="0.499cm" style:contextual-spacing="false"/>
    </style:style>
    <style:style style:name="P102" style:family="paragraph" style:parent-style-name="Preformatted_20_Text" style:list-style-name="L47"/>
    <style:style style:name="P103" style:family="paragraph" style:parent-style-name="Preformatted_20_Text" style:list-style-name="L47">
      <style:paragraph-properties fo:margin-top="0cm" fo:margin-bottom="0.499cm" style:contextual-spacing="false"/>
    </style:style>
    <style:style style:name="P104" style:family="paragraph" style:parent-style-name="Preformatted_20_Text" style:list-style-name="L48"/>
    <style:style style:name="P105" style:family="paragraph" style:parent-style-name="Preformatted_20_Text" style:list-style-name="L48">
      <style:paragraph-properties fo:margin-top="0cm" fo:margin-bottom="0.499cm" style:contextual-spacing="false"/>
    </style:style>
    <style:style style:name="P106" style:family="paragraph" style:parent-style-name="Preformatted_20_Text" style:list-style-name="L49"/>
    <style:style style:name="P107" style:family="paragraph" style:parent-style-name="Preformatted_20_Text" style:list-style-name="L49">
      <style:paragraph-properties fo:margin-top="0cm" fo:margin-bottom="0.499cm" style:contextual-spacing="false"/>
    </style:style>
    <style:style style:name="P108" style:family="paragraph" style:parent-style-name="Preformatted_20_Text" style:list-style-name="L50"/>
    <style:style style:name="P109" style:family="paragraph" style:parent-style-name="Preformatted_20_Text" style:list-style-name="L50">
      <style:paragraph-properties fo:margin-top="0cm" fo:margin-bottom="0.499cm" style:contextual-spacing="false"/>
    </style:style>
    <style:style style:name="P110" style:family="paragraph" style:parent-style-name="Preformatted_20_Text" style:list-style-name="L51"/>
    <style:style style:name="P111" style:family="paragraph" style:parent-style-name="Preformatted_20_Text" style:list-style-name="L51">
      <style:paragraph-properties fo:margin-top="0cm" fo:margin-bottom="0.499cm" style:contextual-spacing="false"/>
    </style:style>
    <style:style style:name="P112" style:family="paragraph" style:parent-style-name="Preformatted_20_Text" style:list-style-name="L52"/>
    <style:style style:name="P113" style:family="paragraph" style:parent-style-name="Preformatted_20_Text" style:list-style-name="L52">
      <style:paragraph-properties fo:margin-top="0cm" fo:margin-bottom="0.499cm" style:contextual-spacing="false"/>
    </style:style>
    <style:style style:name="P114" style:family="paragraph" style:parent-style-name="Preformatted_20_Text" style:list-style-name="L53"/>
    <style:style style:name="P115" style:family="paragraph" style:parent-style-name="Preformatted_20_Text" style:list-style-name="L53">
      <style:paragraph-properties fo:margin-top="0cm" fo:margin-bottom="0.499cm" style:contextual-spacing="false"/>
    </style:style>
    <style:style style:name="P116" style:family="paragraph" style:parent-style-name="Preformatted_20_Text" style:list-style-name="L54"/>
    <style:style style:name="P117" style:family="paragraph" style:parent-style-name="Preformatted_20_Text" style:list-style-name="L54">
      <style:paragraph-properties fo:margin-top="0cm" fo:margin-bottom="0.499cm" style:contextual-spacing="false"/>
    </style:style>
    <style:style style:name="P118" style:family="paragraph" style:parent-style-name="Preformatted_20_Text" style:list-style-name="L55"/>
    <style:style style:name="P119" style:family="paragraph" style:parent-style-name="Preformatted_20_Text" style:list-style-name="L55">
      <style:paragraph-properties fo:margin-top="0cm" fo:margin-bottom="0.499cm" style:contextual-spacing="false"/>
    </style:style>
    <style:style style:name="P120" style:family="paragraph" style:parent-style-name="Preformatted_20_Text" style:list-style-name="L56"/>
    <style:style style:name="P121" style:family="paragraph" style:parent-style-name="Preformatted_20_Text" style:list-style-name="L56">
      <style:paragraph-properties fo:margin-top="0cm" fo:margin-bottom="0.499cm" style:contextual-spacing="false"/>
    </style:style>
    <style:style style:name="P122" style:family="paragraph" style:parent-style-name="Preformatted_20_Text" style:list-style-name="L57"/>
    <style:style style:name="P123" style:family="paragraph" style:parent-style-name="Preformatted_20_Text" style:list-style-name="L57">
      <style:paragraph-properties fo:margin-top="0cm" fo:margin-bottom="0.499cm" style:contextual-spacing="false"/>
    </style:style>
    <style:style style:name="P124" style:family="paragraph" style:parent-style-name="Preformatted_20_Text" style:list-style-name="L58"/>
    <style:style style:name="P125" style:family="paragraph" style:parent-style-name="Preformatted_20_Text" style:list-style-name="L58">
      <style:paragraph-properties fo:margin-top="0cm" fo:margin-bottom="0.499cm" style:contextual-spacing="false"/>
    </style:style>
    <style:style style:name="P126" style:family="paragraph" style:parent-style-name="Preformatted_20_Text" style:list-style-name="L59"/>
    <style:style style:name="P127" style:family="paragraph" style:parent-style-name="Preformatted_20_Text" style:list-style-name="L59">
      <style:paragraph-properties fo:margin-top="0cm" fo:margin-bottom="0.499cm" style:contextual-spacing="false"/>
    </style:style>
    <style:style style:name="P128" style:family="paragraph" style:parent-style-name="Preformatted_20_Text" style:list-style-name="L60"/>
    <style:style style:name="P129" style:family="paragraph" style:parent-style-name="Preformatted_20_Text" style:list-style-name="L60">
      <style:paragraph-properties fo:margin-top="0cm" fo:margin-bottom="0.499cm" style:contextual-spacing="false"/>
    </style:style>
    <style:style style:name="P130" style:family="paragraph" style:parent-style-name="Preformatted_20_Text" style:list-style-name="L61"/>
    <style:style style:name="P131" style:family="paragraph" style:parent-style-name="Preformatted_20_Text" style:list-style-name="L61">
      <style:paragraph-properties fo:margin-top="0cm" fo:margin-bottom="0.499cm" style:contextual-spacing="false"/>
    </style:style>
    <style:style style:name="P132" style:family="paragraph" style:parent-style-name="Preformatted_20_Text" style:list-style-name="L62"/>
    <style:style style:name="P133" style:family="paragraph" style:parent-style-name="Preformatted_20_Text" style:list-style-name="L62">
      <style:paragraph-properties fo:margin-top="0cm" fo:margin-bottom="0.499cm" style:contextual-spacing="false"/>
    </style:style>
    <style:style style:name="P134" style:family="paragraph" style:parent-style-name="Preformatted_20_Text" style:list-style-name="L63"/>
    <style:style style:name="P135" style:family="paragraph" style:parent-style-name="Preformatted_20_Text" style:list-style-name="L63">
      <style:paragraph-properties fo:margin-top="0cm" fo:margin-bottom="0.499cm" style:contextual-spacing="false"/>
    </style:style>
    <style:style style:name="P136" style:family="paragraph" style:parent-style-name="Preformatted_20_Text" style:list-style-name="L64"/>
    <style:style style:name="P137" style:family="paragraph" style:parent-style-name="Preformatted_20_Text" style:list-style-name="L64">
      <style:paragraph-properties fo:margin-top="0cm" fo:margin-bottom="0.499cm" style:contextual-spacing="false"/>
    </style:style>
    <style:style style:name="P138" style:family="paragraph" style:parent-style-name="Preformatted_20_Text" style:list-style-name="L65"/>
    <style:style style:name="P139" style:family="paragraph" style:parent-style-name="Preformatted_20_Text" style:list-style-name="L65">
      <style:paragraph-properties fo:margin-top="0cm" fo:margin-bottom="0.499cm" style:contextual-spacing="false"/>
    </style:style>
    <style:style style:name="P140" style:family="paragraph" style:parent-style-name="Preformatted_20_Text" style:list-style-name="L66"/>
    <style:style style:name="P141" style:family="paragraph" style:parent-style-name="Preformatted_20_Text" style:list-style-name="L66">
      <style:paragraph-properties fo:margin-top="0cm" fo:margin-bottom="0.499cm" style:contextual-spacing="false"/>
    </style:style>
    <style:style style:name="P142" style:family="paragraph" style:parent-style-name="Preformatted_20_Text" style:list-style-name="L67"/>
    <style:style style:name="P143" style:family="paragraph" style:parent-style-name="Preformatted_20_Text" style:list-style-name="L67">
      <style:paragraph-properties fo:margin-top="0cm" fo:margin-bottom="0.499cm" style:contextual-spacing="false"/>
    </style:style>
    <style:style style:name="P144" style:family="paragraph" style:parent-style-name="Preformatted_20_Text" style:list-style-name="L68"/>
    <style:style style:name="P145" style:family="paragraph" style:parent-style-name="Preformatted_20_Text" style:list-style-name="L68">
      <style:paragraph-properties fo:margin-top="0cm" fo:margin-bottom="0.499cm" style:contextual-spacing="false"/>
    </style:style>
    <style:style style:name="P146" style:family="paragraph" style:parent-style-name="Preformatted_20_Text" style:list-style-name="L69"/>
    <style:style style:name="P147" style:family="paragraph" style:parent-style-name="Preformatted_20_Text" style:list-style-name="L69">
      <style:paragraph-properties fo:margin-top="0cm" fo:margin-bottom="0.499cm" style:contextual-spacing="false"/>
    </style:style>
    <style:style style:name="P148" style:family="paragraph" style:parent-style-name="Preformatted_20_Text" style:list-style-name="L70"/>
    <style:style style:name="P149" style:family="paragraph" style:parent-style-name="Preformatted_20_Text" style:list-style-name="L70">
      <style:paragraph-properties fo:margin-top="0cm" fo:margin-bottom="0.499cm" style:contextual-spacing="false"/>
    </style:style>
    <style:style style:name="P150" style:family="paragraph" style:parent-style-name="Preformatted_20_Text" style:list-style-name="L71"/>
    <style:style style:name="P151" style:family="paragraph" style:parent-style-name="Preformatted_20_Text" style:list-style-name="L71">
      <style:paragraph-properties fo:margin-top="0cm" fo:margin-bottom="0.499cm" style:contextual-spacing="false"/>
    </style:style>
    <style:style style:name="P152" style:family="paragraph" style:parent-style-name="Preformatted_20_Text" style:list-style-name="L72"/>
    <style:style style:name="P153" style:family="paragraph" style:parent-style-name="Preformatted_20_Text" style:list-style-name="L72">
      <style:paragraph-properties fo:margin-top="0cm" fo:margin-bottom="0.499cm" style:contextual-spacing="false"/>
    </style:style>
    <style:style style:name="P154" style:family="paragraph" style:parent-style-name="Preformatted_20_Text" style:list-style-name="L73"/>
    <style:style style:name="P155" style:family="paragraph" style:parent-style-name="Preformatted_20_Text" style:list-style-name="L73">
      <style:paragraph-properties fo:margin-top="0cm" fo:margin-bottom="0.499cm" style:contextual-spacing="false"/>
    </style:style>
    <style:style style:name="P156" style:family="paragraph" style:parent-style-name="Preformatted_20_Text" style:list-style-name="L74"/>
    <style:style style:name="P157" style:family="paragraph" style:parent-style-name="Preformatted_20_Text" style:list-style-name="L74">
      <style:paragraph-properties fo:margin-top="0cm" fo:margin-bottom="0.499cm" style:contextual-spacing="false"/>
    </style:style>
    <style:style style:name="P158" style:family="paragraph" style:parent-style-name="Preformatted_20_Text" style:list-style-name="L75"/>
    <style:style style:name="P159" style:family="paragraph" style:parent-style-name="Preformatted_20_Text" style:list-style-name="L75">
      <style:paragraph-properties fo:margin-top="0cm" fo:margin-bottom="0.499cm" style:contextual-spacing="false"/>
    </style:style>
    <style:style style:name="P160" style:family="paragraph" style:parent-style-name="Preformatted_20_Text" style:list-style-name="L76"/>
    <style:style style:name="P161" style:family="paragraph" style:parent-style-name="Preformatted_20_Text" style:list-style-name="L76">
      <style:paragraph-properties fo:margin-top="0cm" fo:margin-bottom="0.499cm" style:contextual-spacing="false"/>
    </style:style>
    <style:style style:name="P162" style:family="paragraph" style:parent-style-name="Preformatted_20_Text" style:list-style-name="L77"/>
    <style:style style:name="P163" style:family="paragraph" style:parent-style-name="Preformatted_20_Text" style:list-style-name="L77">
      <style:paragraph-properties fo:margin-top="0cm" fo:margin-bottom="0.499cm" style:contextual-spacing="false"/>
    </style:style>
    <style:style style:name="P164" style:family="paragraph" style:parent-style-name="Preformatted_20_Text" style:list-style-name="L78"/>
    <style:style style:name="P165" style:family="paragraph" style:parent-style-name="Preformatted_20_Text" style:list-style-name="L78">
      <style:paragraph-properties fo:margin-top="0cm" fo:margin-bottom="0.499cm" style:contextual-spacing="false"/>
    </style:style>
    <style:style style:name="P166" style:family="paragraph" style:parent-style-name="Preformatted_20_Text" style:list-style-name="L79"/>
    <style:style style:name="P167" style:family="paragraph" style:parent-style-name="Preformatted_20_Text" style:list-style-name="L79">
      <style:paragraph-properties fo:margin-top="0cm" fo:margin-bottom="0.499cm" style:contextual-spacing="false"/>
    </style:style>
    <style:style style:name="P168" style:family="paragraph" style:parent-style-name="Preformatted_20_Text" style:list-style-name="L80"/>
    <style:style style:name="P169" style:family="paragraph" style:parent-style-name="Preformatted_20_Text" style:list-style-name="L80">
      <style:paragraph-properties fo:margin-top="0cm" fo:margin-bottom="0.499cm" style:contextual-spacing="false"/>
    </style:style>
    <style:style style:name="P170" style:family="paragraph" style:parent-style-name="Preformatted_20_Text" style:list-style-name="L81"/>
    <style:style style:name="P171" style:family="paragraph" style:parent-style-name="Preformatted_20_Text" style:list-style-name="L81">
      <style:paragraph-properties fo:margin-top="0cm" fo:margin-bottom="0.499cm" style:contextual-spacing="false"/>
    </style:style>
    <style:style style:name="P172" style:family="paragraph" style:parent-style-name="Preformatted_20_Text" style:list-style-name="L82"/>
    <style:style style:name="P173" style:family="paragraph" style:parent-style-name="Preformatted_20_Text" style:list-style-name="L82">
      <style:paragraph-properties fo:margin-top="0cm" fo:margin-bottom="0.499cm" style:contextual-spacing="false"/>
    </style:style>
    <style:style style:name="P174" style:family="paragraph" style:parent-style-name="Preformatted_20_Text" style:list-style-name="L83"/>
    <style:style style:name="P175" style:family="paragraph" style:parent-style-name="Preformatted_20_Text" style:list-style-name="L83">
      <style:paragraph-properties fo:margin-top="0cm" fo:margin-bottom="0.499cm" style:contextual-spacing="false"/>
    </style:style>
    <style:style style:name="P176" style:family="paragraph" style:parent-style-name="Preformatted_20_Text" style:list-style-name="L84"/>
    <style:style style:name="P177" style:family="paragraph" style:parent-style-name="Preformatted_20_Text" style:list-style-name="L84">
      <style:paragraph-properties fo:margin-top="0cm" fo:margin-bottom="0.499cm" style:contextual-spacing="false"/>
    </style:style>
    <style:style style:name="P178" style:family="paragraph" style:parent-style-name="Preformatted_20_Text" style:list-style-name="L85"/>
    <style:style style:name="P179" style:family="paragraph" style:parent-style-name="Preformatted_20_Text" style:list-style-name="L85">
      <style:paragraph-properties fo:margin-top="0cm" fo:margin-bottom="0.499cm" style:contextual-spacing="false"/>
    </style:style>
    <style:style style:name="P180" style:family="paragraph" style:parent-style-name="Preformatted_20_Text" style:list-style-name="L86"/>
    <style:style style:name="P181" style:family="paragraph" style:parent-style-name="Preformatted_20_Text" style:list-style-name="L86">
      <style:paragraph-properties fo:margin-top="0cm" fo:margin-bottom="0.499cm" style:contextual-spacing="false"/>
    </style:style>
    <style:style style:name="P182" style:family="paragraph" style:parent-style-name="Preformatted_20_Text" style:list-style-name="L87"/>
    <style:style style:name="P183" style:family="paragraph" style:parent-style-name="Preformatted_20_Text" style:list-style-name="L87">
      <style:paragraph-properties fo:margin-top="0cm" fo:margin-bottom="0.499cm" style:contextual-spacing="false"/>
    </style:style>
    <style:style style:name="P184" style:family="paragraph" style:parent-style-name="Preformatted_20_Text" style:list-style-name="L88"/>
    <style:style style:name="P185" style:family="paragraph" style:parent-style-name="Preformatted_20_Text" style:list-style-name="L88">
      <style:paragraph-properties fo:margin-top="0cm" fo:margin-bottom="0.499cm" style:contextual-spacing="false"/>
    </style:style>
    <style:style style:name="P186" style:family="paragraph" style:parent-style-name="Preformatted_20_Text" style:list-style-name="L89"/>
    <style:style style:name="P187" style:family="paragraph" style:parent-style-name="Preformatted_20_Text" style:list-style-name="L89">
      <style:paragraph-properties fo:margin-top="0cm" fo:margin-bottom="0.499cm" style:contextual-spacing="false"/>
    </style:style>
    <style:style style:name="P188" style:family="paragraph" style:parent-style-name="Preformatted_20_Text" style:list-style-name="L90"/>
    <style:style style:name="P189" style:family="paragraph" style:parent-style-name="Preformatted_20_Text" style:list-style-name="L90">
      <style:paragraph-properties fo:margin-top="0cm" fo:margin-bottom="0.499cm" style:contextual-spacing="false"/>
    </style:style>
    <style:style style:name="P190" style:family="paragraph" style:parent-style-name="Preformatted_20_Text" style:list-style-name="L91"/>
    <style:style style:name="P191" style:family="paragraph" style:parent-style-name="Preformatted_20_Text" style:list-style-name="L91">
      <style:paragraph-properties fo:margin-top="0cm" fo:margin-bottom="0.499cm" style:contextual-spacing="false"/>
    </style:style>
    <style:style style:name="P192" style:family="paragraph" style:parent-style-name="Preformatted_20_Text" style:list-style-name="L92"/>
    <style:style style:name="P193" style:family="paragraph" style:parent-style-name="Preformatted_20_Text" style:list-style-name="L92">
      <style:paragraph-properties fo:margin-top="0cm" fo:margin-bottom="0.499cm" style:contextual-spacing="false"/>
    </style:style>
    <style:style style:name="P194" style:family="paragraph" style:parent-style-name="Preformatted_20_Text" style:list-style-name="L93"/>
    <style:style style:name="P195" style:family="paragraph" style:parent-style-name="Preformatted_20_Text" style:list-style-name="L93">
      <style:paragraph-properties fo:margin-top="0cm" fo:margin-bottom="0.499cm" style:contextual-spacing="false"/>
    </style:style>
    <style:style style:name="P196" style:family="paragraph" style:parent-style-name="Text_20_body" style:list-style-name="L1"/>
    <style:style style:name="P197" style:family="paragraph" style:parent-style-name="Text_20_body" style:list-style-name="L1">
      <style:paragraph-properties fo:margin-top="0cm" fo:margin-bottom="0cm" style:contextual-spacing="false"/>
    </style:style>
    <style:style style:name="P198" style:family="paragraph" style:parent-style-name="Text_20_body" style:list-style-name="L2"/>
    <style:style style:name="P199" style:family="paragraph" style:parent-style-name="Text_20_body" style:list-style-name="L2">
      <style:paragraph-properties fo:margin-top="0cm" fo:margin-bottom="0cm" style:contextual-spacing="false"/>
    </style:style>
    <style:style style:name="P200" style:family="paragraph" style:parent-style-name="Text_20_body" style:list-style-name="L3"/>
    <style:style style:name="P201" style:family="paragraph" style:parent-style-name="Text_20_body" style:list-style-name="L3">
      <style:paragraph-properties fo:margin-top="0cm" fo:margin-bottom="0cm" style:contextual-spacing="false"/>
    </style:style>
    <style:style style:name="P202" style:family="paragraph" style:parent-style-name="Text_20_body" style:list-style-name="L4"/>
    <style:style style:name="P203" style:family="paragraph" style:parent-style-name="Text_20_body" style:list-style-name="L4">
      <style:paragraph-properties fo:margin-top="0cm" fo:margin-bottom="0cm" style:contextual-spacing="false"/>
    </style:style>
    <style:style style:name="P204" style:family="paragraph" style:parent-style-name="Text_20_body" style:list-style-name="L5"/>
    <style:style style:name="P205" style:family="paragraph" style:parent-style-name="Text_20_body" style:list-style-name="L5">
      <style:paragraph-properties fo:margin-top="0cm" fo:margin-bottom="0cm" style:contextual-spacing="false"/>
    </style:style>
    <style:style style:name="P206" style:family="paragraph" style:parent-style-name="Text_20_body" style:list-style-name="L6"/>
    <style:style style:name="P207" style:family="paragraph" style:parent-style-name="Text_20_body" style:list-style-name="L6">
      <style:paragraph-properties fo:margin-top="0cm" fo:margin-bottom="0cm" style:contextual-spacing="false"/>
    </style:style>
    <style:style style:name="P208" style:family="paragraph" style:parent-style-name="Text_20_body" style:list-style-name="L7"/>
    <style:style style:name="P209" style:family="paragraph" style:parent-style-name="Text_20_body" style:list-style-name="L7">
      <style:paragraph-properties fo:margin-top="0cm" fo:margin-bottom="0cm" style:contextual-spacing="false"/>
    </style:style>
    <style:style style:name="P210" style:family="paragraph" style:parent-style-name="Text_20_body" style:list-style-name="L8"/>
    <style:style style:name="P211" style:family="paragraph" style:parent-style-name="Text_20_body" style:list-style-name="L8">
      <style:paragraph-properties fo:margin-top="0cm" fo:margin-bottom="0cm" style:contextual-spacing="false"/>
    </style:style>
    <style:style style:name="P212" style:family="paragraph" style:parent-style-name="Text_20_body" style:list-style-name="L9"/>
    <style:style style:name="P213" style:family="paragraph" style:parent-style-name="Text_20_body" style:list-style-name="L9">
      <style:paragraph-properties fo:margin-top="0cm" fo:margin-bottom="0cm" style:contextual-spacing="false"/>
    </style:style>
    <style:style style:name="P214" style:family="paragraph" style:parent-style-name="Text_20_body" style:list-style-name="L10"/>
    <style:style style:name="P215" style:family="paragraph" style:parent-style-name="Text_20_body" style:list-style-name="L10">
      <style:paragraph-properties fo:margin-top="0cm" fo:margin-bottom="0cm" style:contextual-spacing="false"/>
    </style:style>
    <style:style style:name="P216" style:family="paragraph" style:parent-style-name="Text_20_body" style:list-style-name="L11"/>
    <style:style style:name="P217" style:family="paragraph" style:parent-style-name="Text_20_body" style:list-style-name="L11">
      <style:paragraph-properties fo:margin-top="0cm" fo:margin-bottom="0cm" style:contextual-spacing="false"/>
    </style:style>
    <style:style style:name="P218" style:family="paragraph" style:parent-style-name="Text_20_body" style:list-style-name="L12"/>
    <style:style style:name="P219" style:family="paragraph" style:parent-style-name="Text_20_body" style:list-style-name="L12">
      <style:paragraph-properties fo:margin-top="0cm" fo:margin-bottom="0cm" style:contextual-spacing="false"/>
    </style:style>
    <style:style style:name="P220" style:family="paragraph" style:parent-style-name="Text_20_body" style:list-style-name="L13"/>
    <style:style style:name="P221" style:family="paragraph" style:parent-style-name="Text_20_body" style:list-style-name="L13">
      <style:paragraph-properties fo:margin-top="0cm" fo:margin-bottom="0cm" style:contextual-spacing="false"/>
    </style:style>
    <style:style style:name="P222" style:family="paragraph" style:parent-style-name="Text_20_body" style:list-style-name="L14"/>
    <style:style style:name="P223" style:family="paragraph" style:parent-style-name="Text_20_body" style:list-style-name="L14">
      <style:paragraph-properties fo:margin-top="0cm" fo:margin-bottom="0cm" style:contextual-spacing="false"/>
    </style:style>
    <style:style style:name="P224" style:family="paragraph" style:parent-style-name="Text_20_body" style:list-style-name="L15"/>
    <style:style style:name="P225" style:family="paragraph" style:parent-style-name="Text_20_body" style:list-style-name="L15">
      <style:paragraph-properties fo:margin-top="0cm" fo:margin-bottom="0cm" style:contextual-spacing="false"/>
    </style:style>
    <style:style style:name="P226" style:family="paragraph" style:parent-style-name="Text_20_body" style:list-style-name="L16"/>
    <style:style style:name="P227" style:family="paragraph" style:parent-style-name="Text_20_body" style:list-style-name="L16">
      <style:paragraph-properties fo:margin-top="0cm" fo:margin-bottom="0cm" style:contextual-spacing="false"/>
    </style:style>
    <style:style style:name="P228" style:family="paragraph" style:parent-style-name="Text_20_body" style:list-style-name="L17"/>
    <style:style style:name="P229" style:family="paragraph" style:parent-style-name="Text_20_body" style:list-style-name="L17">
      <style:paragraph-properties fo:margin-top="0cm" fo:margin-bottom="0cm" style:contextual-spacing="false"/>
    </style:style>
    <style:style style:name="P230" style:family="paragraph" style:parent-style-name="Text_20_body" style:list-style-name="L18"/>
    <style:style style:name="P231" style:family="paragraph" style:parent-style-name="Text_20_body" style:list-style-name="L18">
      <style:paragraph-properties fo:margin-top="0cm" fo:margin-bottom="0cm" style:contextual-spacing="false"/>
    </style:style>
    <style:style style:name="P232" style:family="paragraph" style:parent-style-name="Text_20_body" style:list-style-name="L19"/>
    <style:style style:name="P233" style:family="paragraph" style:parent-style-name="Text_20_body" style:list-style-name="L19">
      <style:paragraph-properties fo:margin-top="0cm" fo:margin-bottom="0cm" style:contextual-spacing="false"/>
    </style:style>
    <style:style style:name="P234" style:family="paragraph" style:parent-style-name="Text_20_body" style:list-style-name="L20"/>
    <style:style style:name="P235" style:family="paragraph" style:parent-style-name="Text_20_body" style:list-style-name="L20">
      <style:paragraph-properties fo:margin-top="0cm" fo:margin-bottom="0cm" style:contextual-spacing="false"/>
    </style:style>
    <style:style style:name="P236" style:family="paragraph" style:parent-style-name="Text_20_body" style:list-style-name="L21"/>
    <style:style style:name="P237" style:family="paragraph" style:parent-style-name="Text_20_body" style:list-style-name="L21">
      <style:paragraph-properties fo:margin-top="0cm" fo:margin-bottom="0cm" style:contextual-spacing="false"/>
    </style:style>
    <style:style style:name="P238" style:family="paragraph" style:parent-style-name="Text_20_body" style:list-style-name="L22"/>
    <style:style style:name="P239" style:family="paragraph" style:parent-style-name="Text_20_body" style:list-style-name="L22">
      <style:paragraph-properties fo:margin-top="0cm" fo:margin-bottom="0cm" style:contextual-spacing="false"/>
    </style:style>
    <style:style style:name="P240" style:family="paragraph" style:parent-style-name="Text_20_body" style:list-style-name="L23"/>
    <style:style style:name="P241" style:family="paragraph" style:parent-style-name="Text_20_body" style:list-style-name="L23">
      <style:paragraph-properties fo:margin-top="0cm" fo:margin-bottom="0cm" style:contextual-spacing="false"/>
    </style:style>
    <style:style style:name="P242" style:family="paragraph" style:parent-style-name="Text_20_body" style:list-style-name="L24"/>
    <style:style style:name="P243" style:family="paragraph" style:parent-style-name="Text_20_body" style:list-style-name="L24">
      <style:paragraph-properties fo:margin-top="0cm" fo:margin-bottom="0cm" style:contextual-spacing="false"/>
    </style:style>
    <style:style style:name="P244" style:family="paragraph" style:parent-style-name="Text_20_body" style:list-style-name="L25"/>
    <style:style style:name="P245" style:family="paragraph" style:parent-style-name="Text_20_body" style:list-style-name="L25">
      <style:paragraph-properties fo:margin-top="0cm" fo:margin-bottom="0cm" style:contextual-spacing="false"/>
    </style:style>
    <style:style style:name="P246" style:family="paragraph" style:parent-style-name="Text_20_body" style:list-style-name="L26"/>
    <style:style style:name="P247" style:family="paragraph" style:parent-style-name="Text_20_body" style:list-style-name="L26">
      <style:paragraph-properties fo:margin-top="0cm" fo:margin-bottom="0cm" style:contextual-spacing="false"/>
    </style:style>
    <style:style style:name="P248" style:family="paragraph" style:parent-style-name="Text_20_body" style:list-style-name="L27"/>
    <style:style style:name="P249" style:family="paragraph" style:parent-style-name="Text_20_body" style:list-style-name="L27">
      <style:paragraph-properties fo:margin-top="0cm" fo:margin-bottom="0cm" style:contextual-spacing="false"/>
    </style:style>
    <style:style style:name="P250" style:family="paragraph" style:parent-style-name="Text_20_body" style:list-style-name="L28"/>
    <style:style style:name="P251" style:family="paragraph" style:parent-style-name="Text_20_body" style:list-style-name="L28">
      <style:paragraph-properties fo:margin-top="0cm" fo:margin-bottom="0cm" style:contextual-spacing="false"/>
    </style:style>
    <style:style style:name="P252" style:family="paragraph" style:parent-style-name="Text_20_body" style:list-style-name="L29"/>
    <style:style style:name="P253" style:family="paragraph" style:parent-style-name="Text_20_body" style:list-style-name="L29">
      <style:paragraph-properties fo:margin-top="0cm" fo:margin-bottom="0cm" style:contextual-spacing="false"/>
    </style:style>
    <style:style style:name="P254" style:family="paragraph" style:parent-style-name="Text_20_body" style:list-style-name="L30"/>
    <style:style style:name="P255" style:family="paragraph" style:parent-style-name="Text_20_body" style:list-style-name="L30">
      <style:paragraph-properties fo:margin-top="0cm" fo:margin-bottom="0cm" style:contextual-spacing="false"/>
    </style:style>
    <style:style style:name="P256" style:family="paragraph" style:parent-style-name="Text_20_body" style:list-style-name="L31"/>
    <style:style style:name="P257" style:family="paragraph" style:parent-style-name="Text_20_body" style:list-style-name="L31">
      <style:paragraph-properties fo:margin-top="0cm" fo:margin-bottom="0cm" style:contextual-spacing="false"/>
    </style:style>
    <style:style style:name="P258" style:family="paragraph" style:parent-style-name="Text_20_body" style:list-style-name="L32"/>
    <style:style style:name="P259" style:family="paragraph" style:parent-style-name="Text_20_body" style:list-style-name="L32">
      <style:paragraph-properties fo:margin-top="0cm" fo:margin-bottom="0cm" style:contextual-spacing="false"/>
    </style:style>
    <style:style style:name="P260" style:family="paragraph" style:parent-style-name="Text_20_body" style:list-style-name="L33"/>
    <style:style style:name="P261" style:family="paragraph" style:parent-style-name="Text_20_body" style:list-style-name="L33">
      <style:paragraph-properties fo:margin-top="0cm" fo:margin-bottom="0cm" style:contextual-spacing="false"/>
    </style:style>
    <style:style style:name="P262" style:family="paragraph" style:parent-style-name="Text_20_body" style:list-style-name="L34"/>
    <style:style style:name="P263" style:family="paragraph" style:parent-style-name="Text_20_body" style:list-style-name="L34">
      <style:paragraph-properties fo:margin-top="0cm" fo:margin-bottom="0cm" style:contextual-spacing="false"/>
    </style:style>
    <style:style style:name="P264" style:family="paragraph" style:parent-style-name="Text_20_body" style:list-style-name="L35"/>
    <style:style style:name="P265" style:family="paragraph" style:parent-style-name="Text_20_body" style:list-style-name="L35">
      <style:paragraph-properties fo:margin-top="0cm" fo:margin-bottom="0cm" style:contextual-spacing="false"/>
    </style:style>
    <style:style style:name="P266" style:family="paragraph" style:parent-style-name="Text_20_body" style:list-style-name="L36"/>
    <style:style style:name="P267" style:family="paragraph" style:parent-style-name="Text_20_body" style:list-style-name="L36">
      <style:paragraph-properties fo:margin-top="0cm" fo:margin-bottom="0cm" style:contextual-spacing="false"/>
    </style:style>
    <style:style style:name="P268" style:family="paragraph" style:parent-style-name="Text_20_body" style:list-style-name="L37"/>
    <style:style style:name="P269" style:family="paragraph" style:parent-style-name="Text_20_body" style:list-style-name="L37">
      <style:paragraph-properties fo:margin-top="0cm" fo:margin-bottom="0cm" style:contextual-spacing="false"/>
    </style:style>
    <style:style style:name="P270" style:family="paragraph" style:parent-style-name="Text_20_body" style:list-style-name="L38"/>
    <style:style style:name="P271" style:family="paragraph" style:parent-style-name="Text_20_body" style:list-style-name="L38">
      <style:paragraph-properties fo:margin-top="0cm" fo:margin-bottom="0cm" style:contextual-spacing="false"/>
    </style:style>
    <style:style style:name="P272" style:family="paragraph" style:parent-style-name="Text_20_body" style:list-style-name="L39"/>
    <style:style style:name="P273" style:family="paragraph" style:parent-style-name="Text_20_body" style:list-style-name="L39">
      <style:paragraph-properties fo:margin-top="0cm" fo:margin-bottom="0cm" style:contextual-spacing="false"/>
    </style:style>
    <style:style style:name="P274" style:family="paragraph" style:parent-style-name="Text_20_body" style:list-style-name="L40"/>
    <style:style style:name="P275" style:family="paragraph" style:parent-style-name="Text_20_body" style:list-style-name="L40">
      <style:paragraph-properties fo:margin-top="0cm" fo:margin-bottom="0cm" style:contextual-spacing="false"/>
    </style:style>
    <style:style style:name="P276" style:family="paragraph" style:parent-style-name="Text_20_body" style:list-style-name="L41"/>
    <style:style style:name="P277" style:family="paragraph" style:parent-style-name="Text_20_body" style:list-style-name="L41">
      <style:paragraph-properties fo:margin-top="0cm" fo:margin-bottom="0cm" style:contextual-spacing="false"/>
    </style:style>
    <style:style style:name="P278" style:family="paragraph" style:parent-style-name="Text_20_body" style:list-style-name="L42"/>
    <style:style style:name="P279" style:family="paragraph" style:parent-style-name="Text_20_body" style:list-style-name="L42">
      <style:paragraph-properties fo:margin-top="0cm" fo:margin-bottom="0cm" style:contextual-spacing="false"/>
    </style:style>
    <style:style style:name="P280" style:family="paragraph" style:parent-style-name="Text_20_body" style:list-style-name="L43"/>
    <style:style style:name="P281" style:family="paragraph" style:parent-style-name="Text_20_body" style:list-style-name="L43">
      <style:paragraph-properties fo:margin-top="0cm" fo:margin-bottom="0cm" style:contextual-spacing="false"/>
    </style:style>
    <style:style style:name="P282" style:family="paragraph" style:parent-style-name="Text_20_body" style:list-style-name="L44"/>
    <style:style style:name="P283" style:family="paragraph" style:parent-style-name="Text_20_body" style:list-style-name="L44">
      <style:paragraph-properties fo:margin-top="0cm" fo:margin-bottom="0cm" style:contextual-spacing="false"/>
    </style:style>
    <style:style style:name="P284" style:family="paragraph" style:parent-style-name="Text_20_body" style:list-style-name="L45"/>
    <style:style style:name="P285" style:family="paragraph" style:parent-style-name="Text_20_body" style:list-style-name="L45">
      <style:paragraph-properties fo:margin-top="0cm" fo:margin-bottom="0cm" style:contextual-spacing="false"/>
    </style:style>
    <style:style style:name="P286" style:family="paragraph" style:parent-style-name="Text_20_body" style:list-style-name="L46"/>
    <style:style style:name="P287" style:family="paragraph" style:parent-style-name="Text_20_body" style:list-style-name="L46">
      <style:paragraph-properties fo:margin-top="0cm" fo:margin-bottom="0cm" style:contextual-spacing="false"/>
    </style:style>
    <style:style style:name="P288" style:family="paragraph" style:parent-style-name="Text_20_body" style:list-style-name="L47"/>
    <style:style style:name="P289" style:family="paragraph" style:parent-style-name="Text_20_body" style:list-style-name="L47">
      <style:paragraph-properties fo:margin-top="0cm" fo:margin-bottom="0cm" style:contextual-spacing="false"/>
    </style:style>
    <style:style style:name="P290" style:family="paragraph" style:parent-style-name="Text_20_body" style:list-style-name="L48"/>
    <style:style style:name="P291" style:family="paragraph" style:parent-style-name="Text_20_body" style:list-style-name="L48">
      <style:paragraph-properties fo:margin-top="0cm" fo:margin-bottom="0cm" style:contextual-spacing="false"/>
    </style:style>
    <style:style style:name="P292" style:family="paragraph" style:parent-style-name="Text_20_body" style:list-style-name="L49"/>
    <style:style style:name="P293" style:family="paragraph" style:parent-style-name="Text_20_body" style:list-style-name="L49">
      <style:paragraph-properties fo:margin-top="0cm" fo:margin-bottom="0cm" style:contextual-spacing="false"/>
    </style:style>
    <style:style style:name="P294" style:family="paragraph" style:parent-style-name="Text_20_body" style:list-style-name="L50"/>
    <style:style style:name="P295" style:family="paragraph" style:parent-style-name="Text_20_body" style:list-style-name="L50">
      <style:paragraph-properties fo:margin-top="0cm" fo:margin-bottom="0cm" style:contextual-spacing="false"/>
    </style:style>
    <style:style style:name="P296" style:family="paragraph" style:parent-style-name="Text_20_body" style:list-style-name="L51"/>
    <style:style style:name="P297" style:family="paragraph" style:parent-style-name="Text_20_body" style:list-style-name="L51">
      <style:paragraph-properties fo:margin-top="0cm" fo:margin-bottom="0cm" style:contextual-spacing="false"/>
    </style:style>
    <style:style style:name="P298" style:family="paragraph" style:parent-style-name="Text_20_body" style:list-style-name="L52"/>
    <style:style style:name="P299" style:family="paragraph" style:parent-style-name="Text_20_body" style:list-style-name="L52">
      <style:paragraph-properties fo:margin-top="0cm" fo:margin-bottom="0cm" style:contextual-spacing="false"/>
    </style:style>
    <style:style style:name="P300" style:family="paragraph" style:parent-style-name="Text_20_body" style:list-style-name="L53"/>
    <style:style style:name="P301" style:family="paragraph" style:parent-style-name="Text_20_body" style:list-style-name="L53">
      <style:paragraph-properties fo:margin-top="0cm" fo:margin-bottom="0cm" style:contextual-spacing="false"/>
    </style:style>
    <style:style style:name="P302" style:family="paragraph" style:parent-style-name="Text_20_body" style:list-style-name="L54"/>
    <style:style style:name="P303" style:family="paragraph" style:parent-style-name="Text_20_body" style:list-style-name="L54">
      <style:paragraph-properties fo:margin-top="0cm" fo:margin-bottom="0cm" style:contextual-spacing="false"/>
    </style:style>
    <style:style style:name="P304" style:family="paragraph" style:parent-style-name="Text_20_body" style:list-style-name="L55"/>
    <style:style style:name="P305" style:family="paragraph" style:parent-style-name="Text_20_body" style:list-style-name="L55">
      <style:paragraph-properties fo:margin-top="0cm" fo:margin-bottom="0cm" style:contextual-spacing="false"/>
    </style:style>
    <style:style style:name="P306" style:family="paragraph" style:parent-style-name="Text_20_body" style:list-style-name="L56"/>
    <style:style style:name="P307" style:family="paragraph" style:parent-style-name="Text_20_body" style:list-style-name="L56">
      <style:paragraph-properties fo:margin-top="0cm" fo:margin-bottom="0cm" style:contextual-spacing="false"/>
    </style:style>
    <style:style style:name="P308" style:family="paragraph" style:parent-style-name="Text_20_body" style:list-style-name="L57"/>
    <style:style style:name="P309" style:family="paragraph" style:parent-style-name="Text_20_body" style:list-style-name="L57">
      <style:paragraph-properties fo:margin-top="0cm" fo:margin-bottom="0cm" style:contextual-spacing="false"/>
    </style:style>
    <style:style style:name="P310" style:family="paragraph" style:parent-style-name="Text_20_body" style:list-style-name="L58"/>
    <style:style style:name="P311" style:family="paragraph" style:parent-style-name="Text_20_body" style:list-style-name="L58">
      <style:paragraph-properties fo:margin-top="0cm" fo:margin-bottom="0cm" style:contextual-spacing="false"/>
    </style:style>
    <style:style style:name="P312" style:family="paragraph" style:parent-style-name="Text_20_body" style:list-style-name="L59"/>
    <style:style style:name="P313" style:family="paragraph" style:parent-style-name="Text_20_body" style:list-style-name="L59">
      <style:paragraph-properties fo:margin-top="0cm" fo:margin-bottom="0cm" style:contextual-spacing="false"/>
    </style:style>
    <style:style style:name="P314" style:family="paragraph" style:parent-style-name="Text_20_body" style:list-style-name="L60"/>
    <style:style style:name="P315" style:family="paragraph" style:parent-style-name="Text_20_body" style:list-style-name="L60">
      <style:paragraph-properties fo:margin-top="0cm" fo:margin-bottom="0cm" style:contextual-spacing="false"/>
    </style:style>
    <style:style style:name="P316" style:family="paragraph" style:parent-style-name="Text_20_body" style:list-style-name="L61"/>
    <style:style style:name="P317" style:family="paragraph" style:parent-style-name="Text_20_body" style:list-style-name="L61">
      <style:paragraph-properties fo:margin-top="0cm" fo:margin-bottom="0cm" style:contextual-spacing="false"/>
    </style:style>
    <style:style style:name="P318" style:family="paragraph" style:parent-style-name="Text_20_body" style:list-style-name="L62"/>
    <style:style style:name="P319" style:family="paragraph" style:parent-style-name="Text_20_body" style:list-style-name="L62">
      <style:paragraph-properties fo:margin-top="0cm" fo:margin-bottom="0cm" style:contextual-spacing="false"/>
    </style:style>
    <style:style style:name="P320" style:family="paragraph" style:parent-style-name="Text_20_body" style:list-style-name="L63"/>
    <style:style style:name="P321" style:family="paragraph" style:parent-style-name="Text_20_body" style:list-style-name="L63">
      <style:paragraph-properties fo:margin-top="0cm" fo:margin-bottom="0cm" style:contextual-spacing="false"/>
    </style:style>
    <style:style style:name="P322" style:family="paragraph" style:parent-style-name="Text_20_body" style:list-style-name="L64"/>
    <style:style style:name="P323" style:family="paragraph" style:parent-style-name="Text_20_body" style:list-style-name="L64">
      <style:paragraph-properties fo:margin-top="0cm" fo:margin-bottom="0cm" style:contextual-spacing="false"/>
    </style:style>
    <style:style style:name="P324" style:family="paragraph" style:parent-style-name="Text_20_body" style:list-style-name="L65"/>
    <style:style style:name="P325" style:family="paragraph" style:parent-style-name="Text_20_body" style:list-style-name="L65">
      <style:paragraph-properties fo:margin-top="0cm" fo:margin-bottom="0cm" style:contextual-spacing="false"/>
    </style:style>
    <style:style style:name="P326" style:family="paragraph" style:parent-style-name="Text_20_body" style:list-style-name="L66"/>
    <style:style style:name="P327" style:family="paragraph" style:parent-style-name="Text_20_body" style:list-style-name="L66">
      <style:paragraph-properties fo:margin-top="0cm" fo:margin-bottom="0cm" style:contextual-spacing="false"/>
    </style:style>
    <style:style style:name="P328" style:family="paragraph" style:parent-style-name="Text_20_body" style:list-style-name="L67"/>
    <style:style style:name="P329" style:family="paragraph" style:parent-style-name="Text_20_body" style:list-style-name="L67">
      <style:paragraph-properties fo:margin-top="0cm" fo:margin-bottom="0cm" style:contextual-spacing="false"/>
    </style:style>
    <style:style style:name="P330" style:family="paragraph" style:parent-style-name="Text_20_body" style:list-style-name="L68"/>
    <style:style style:name="P331" style:family="paragraph" style:parent-style-name="Text_20_body" style:list-style-name="L68">
      <style:paragraph-properties fo:margin-top="0cm" fo:margin-bottom="0cm" style:contextual-spacing="false"/>
    </style:style>
    <style:style style:name="P332" style:family="paragraph" style:parent-style-name="Text_20_body" style:list-style-name="L69"/>
    <style:style style:name="P333" style:family="paragraph" style:parent-style-name="Text_20_body" style:list-style-name="L69">
      <style:paragraph-properties fo:margin-top="0cm" fo:margin-bottom="0cm" style:contextual-spacing="false"/>
    </style:style>
    <style:style style:name="P334" style:family="paragraph" style:parent-style-name="Text_20_body" style:list-style-name="L70"/>
    <style:style style:name="P335" style:family="paragraph" style:parent-style-name="Text_20_body" style:list-style-name="L70">
      <style:paragraph-properties fo:margin-top="0cm" fo:margin-bottom="0cm" style:contextual-spacing="false"/>
    </style:style>
    <style:style style:name="P336" style:family="paragraph" style:parent-style-name="Text_20_body" style:list-style-name="L71"/>
    <style:style style:name="P337" style:family="paragraph" style:parent-style-name="Text_20_body" style:list-style-name="L71">
      <style:paragraph-properties fo:margin-top="0cm" fo:margin-bottom="0cm" style:contextual-spacing="false"/>
    </style:style>
    <style:style style:name="P338" style:family="paragraph" style:parent-style-name="Text_20_body" style:list-style-name="L72"/>
    <style:style style:name="P339" style:family="paragraph" style:parent-style-name="Text_20_body" style:list-style-name="L72">
      <style:paragraph-properties fo:margin-top="0cm" fo:margin-bottom="0cm" style:contextual-spacing="false"/>
    </style:style>
    <style:style style:name="P340" style:family="paragraph" style:parent-style-name="Text_20_body" style:list-style-name="L73"/>
    <style:style style:name="P341" style:family="paragraph" style:parent-style-name="Text_20_body" style:list-style-name="L73">
      <style:paragraph-properties fo:margin-top="0cm" fo:margin-bottom="0cm" style:contextual-spacing="false"/>
    </style:style>
    <style:style style:name="P342" style:family="paragraph" style:parent-style-name="Text_20_body" style:list-style-name="L74"/>
    <style:style style:name="P343" style:family="paragraph" style:parent-style-name="Text_20_body" style:list-style-name="L74">
      <style:paragraph-properties fo:margin-top="0cm" fo:margin-bottom="0cm" style:contextual-spacing="false"/>
    </style:style>
    <style:style style:name="P344" style:family="paragraph" style:parent-style-name="Text_20_body" style:list-style-name="L75"/>
    <style:style style:name="P345" style:family="paragraph" style:parent-style-name="Text_20_body" style:list-style-name="L75">
      <style:paragraph-properties fo:margin-top="0cm" fo:margin-bottom="0cm" style:contextual-spacing="false"/>
    </style:style>
    <style:style style:name="P346" style:family="paragraph" style:parent-style-name="Text_20_body" style:list-style-name="L76"/>
    <style:style style:name="P347" style:family="paragraph" style:parent-style-name="Text_20_body" style:list-style-name="L76">
      <style:paragraph-properties fo:margin-top="0cm" fo:margin-bottom="0cm" style:contextual-spacing="false"/>
    </style:style>
    <style:style style:name="P348" style:family="paragraph" style:parent-style-name="Text_20_body" style:list-style-name="L77"/>
    <style:style style:name="P349" style:family="paragraph" style:parent-style-name="Text_20_body" style:list-style-name="L77">
      <style:paragraph-properties fo:margin-top="0cm" fo:margin-bottom="0cm" style:contextual-spacing="false"/>
    </style:style>
    <style:style style:name="P350" style:family="paragraph" style:parent-style-name="Text_20_body" style:list-style-name="L78"/>
    <style:style style:name="P351" style:family="paragraph" style:parent-style-name="Text_20_body" style:list-style-name="L78">
      <style:paragraph-properties fo:margin-top="0cm" fo:margin-bottom="0cm" style:contextual-spacing="false"/>
    </style:style>
    <style:style style:name="P352" style:family="paragraph" style:parent-style-name="Text_20_body" style:list-style-name="L79"/>
    <style:style style:name="P353" style:family="paragraph" style:parent-style-name="Text_20_body" style:list-style-name="L79">
      <style:paragraph-properties fo:margin-top="0cm" fo:margin-bottom="0cm" style:contextual-spacing="false"/>
    </style:style>
    <style:style style:name="P354" style:family="paragraph" style:parent-style-name="Text_20_body" style:list-style-name="L80"/>
    <style:style style:name="P355" style:family="paragraph" style:parent-style-name="Text_20_body" style:list-style-name="L80">
      <style:paragraph-properties fo:margin-top="0cm" fo:margin-bottom="0cm" style:contextual-spacing="false"/>
    </style:style>
    <style:style style:name="P356" style:family="paragraph" style:parent-style-name="Text_20_body" style:list-style-name="L81"/>
    <style:style style:name="P357" style:family="paragraph" style:parent-style-name="Text_20_body" style:list-style-name="L81">
      <style:paragraph-properties fo:margin-top="0cm" fo:margin-bottom="0cm" style:contextual-spacing="false"/>
    </style:style>
    <style:style style:name="P358" style:family="paragraph" style:parent-style-name="Text_20_body" style:list-style-name="L82"/>
    <style:style style:name="P359" style:family="paragraph" style:parent-style-name="Text_20_body" style:list-style-name="L82">
      <style:paragraph-properties fo:margin-top="0cm" fo:margin-bottom="0cm" style:contextual-spacing="false"/>
    </style:style>
    <style:style style:name="P360" style:family="paragraph" style:parent-style-name="Text_20_body" style:list-style-name="L83"/>
    <style:style style:name="P361" style:family="paragraph" style:parent-style-name="Text_20_body" style:list-style-name="L83">
      <style:paragraph-properties fo:margin-top="0cm" fo:margin-bottom="0cm" style:contextual-spacing="false"/>
    </style:style>
    <style:style style:name="P362" style:family="paragraph" style:parent-style-name="Text_20_body" style:list-style-name="L84"/>
    <style:style style:name="P363" style:family="paragraph" style:parent-style-name="Text_20_body" style:list-style-name="L84">
      <style:paragraph-properties fo:margin-top="0cm" fo:margin-bottom="0cm" style:contextual-spacing="false"/>
    </style:style>
    <style:style style:name="P364" style:family="paragraph" style:parent-style-name="Text_20_body" style:list-style-name="L85"/>
    <style:style style:name="P365" style:family="paragraph" style:parent-style-name="Text_20_body" style:list-style-name="L85">
      <style:paragraph-properties fo:margin-top="0cm" fo:margin-bottom="0cm" style:contextual-spacing="false"/>
    </style:style>
    <style:style style:name="P366" style:family="paragraph" style:parent-style-name="Text_20_body" style:list-style-name="L86"/>
    <style:style style:name="P367" style:family="paragraph" style:parent-style-name="Text_20_body" style:list-style-name="L86">
      <style:paragraph-properties fo:margin-top="0cm" fo:margin-bottom="0cm" style:contextual-spacing="false"/>
    </style:style>
    <style:style style:name="P368" style:family="paragraph" style:parent-style-name="Text_20_body" style:list-style-name="L87"/>
    <style:style style:name="P369" style:family="paragraph" style:parent-style-name="Text_20_body" style:list-style-name="L87">
      <style:paragraph-properties fo:margin-top="0cm" fo:margin-bottom="0cm" style:contextual-spacing="false"/>
    </style:style>
    <style:style style:name="P370" style:family="paragraph" style:parent-style-name="Text_20_body" style:list-style-name="L88"/>
    <style:style style:name="P371" style:family="paragraph" style:parent-style-name="Text_20_body" style:list-style-name="L88">
      <style:paragraph-properties fo:margin-top="0cm" fo:margin-bottom="0cm" style:contextual-spacing="false"/>
    </style:style>
    <style:style style:name="P372" style:family="paragraph" style:parent-style-name="Text_20_body" style:list-style-name="L89"/>
    <style:style style:name="P373" style:family="paragraph" style:parent-style-name="Text_20_body" style:list-style-name="L89">
      <style:paragraph-properties fo:margin-top="0cm" fo:margin-bottom="0cm" style:contextual-spacing="false"/>
    </style:style>
    <style:style style:name="P374" style:family="paragraph" style:parent-style-name="Text_20_body" style:list-style-name="L90"/>
    <style:style style:name="P375" style:family="paragraph" style:parent-style-name="Text_20_body" style:list-style-name="L90">
      <style:paragraph-properties fo:margin-top="0cm" fo:margin-bottom="0cm" style:contextual-spacing="false"/>
    </style:style>
    <style:style style:name="P376" style:family="paragraph" style:parent-style-name="Text_20_body" style:list-style-name="L91"/>
    <style:style style:name="P377" style:family="paragraph" style:parent-style-name="Text_20_body" style:list-style-name="L91">
      <style:paragraph-properties fo:margin-top="0cm" fo:margin-bottom="0cm" style:contextual-spacing="false"/>
    </style:style>
    <style:style style:name="P378" style:family="paragraph" style:parent-style-name="Text_20_body" style:list-style-name="L92"/>
    <style:style style:name="P379" style:family="paragraph" style:parent-style-name="Text_20_body" style:list-style-name="L92">
      <style:paragraph-properties fo:margin-top="0cm" fo:margin-bottom="0cm" style:contextual-spacing="false"/>
    </style:style>
    <style:style style:name="P380" style:family="paragraph" style:parent-style-name="Text_20_body" style:list-style-name="L93"/>
    <style:style style:name="P381" style:family="paragraph" style:parent-style-name="Text_20_body" style:list-style-name="L93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ize="14pt"/>
    </style:style>
    <style:style style:name="T3" style:family="text">
      <style:text-properties fo:font-size="14pt" fo:font-weight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fo:font-size="10pt"/>
    </style:style>
    <style:style style:name="T7" style:family="text">
      <style:text-properties fo:font-size="10pt" fo:font-style="italic"/>
    </style:style>
    <style:style style:name="T8" style:family="text">
      <style:text-properties style:text-position="33% 80%"/>
    </style:style>
    <style:style style:name="T9" style:family="text">
      <style:text-properties style:text-position="33% 80%" fo:font-size="10pt" fo:font-style="italic"/>
    </style:style>
    <style:style style:name="T10" style:family="text">
      <style:text-properties style:text-position="33% 80%" fo:font-style="italic"/>
    </style:style>
    <style:style style:name="T11" style:family="text">
      <style:text-properties style:text-position="-8% 80%"/>
    </style:style>
    <style:style style:name="T12" style:family="text">
      <style:text-properties style:text-position="-8% 80%" fo:font-style="italic"/>
    </style:style>
    <style:style style:name="T13" style:family="text">
      <style:text-properties style:text-position="-8% 80%" fo:font-size="10p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Generated Vectors / Matrices / Cubes</text:span> </text:p>
      <text:p text:style-name="Horizontal_20_Line"/>
      <text:p text:style-name="P11"/>
      <text:p text:style-name="Text_20_body"><text:bookmark text:name="linspace"/><text:span text:style-name="T1">linspace( start, end )</text:span> <text:line-break/><text:span text:style-name="T1">linspace( start, end, N )</text:span> </text:p>
      <text:list xml:id="list496894014" text:style-name="L1">
        <text:list-item>
          <text:p text:style-name="P197">Generate a vector with <text:span text:style-name="T4">N</text:span> elements; the values of the elements are linearly spaced from <text:span text:style-name="T4">start</text:span> to (and including) <text:span text:style-name="T4">end</text:span> </text:p>
        </text:list-item>
        <text:list-item>
          <text:p text:style-name="P197">The argument <text:span text:style-name="T4">N</text:span> is optional; by default <text:span text:style-name="T4">N = 100</text:span> </text:p>
        </text:list-item>
        <text:list-item>
          <text:p text:style-name="P197">Usage: </text:p>
          <text:list>
            <text:list-item>
              <text:p text:style-name="P197">vec v = linspace(start, end, N) </text:p>
            </text:list-item>
            <text:list-item>
              <text:p text:style-name="P197"><text:span text:style-name="T4">vector_type</text:span> v = linspace&lt;<text:span text:style-name="T4">vector_type</text:span>&gt;(start, end, N) </text:p>
            </text:list-item>
          </text:list>
          <text:p text:style-name="P197"/>
        </text:list-item>
        <text:list-item>
          <text:p text:style-name="P197"><text:span text:style-name="T1">Caveat:</text:span> for <text:span text:style-name="T4">N = 1</text:span>, the generated vector will have a single element equal to <text:span text:style-name="T4">end</text:span> </text:p>
        </text:list-item>
        <text:list-item>
          <text:p text:style-name="P196">Examples: </text:p>
          <text:list>
            <text:list-header>
              <text:p text:style-name="P12"><text:s text:c="3"/>vec a = linspace(0, 5, 6);</text:p>
              <text:p text:style-name="P12"/>
              <text:p text:style-name="P13">rowvec b = linspace&lt;rowvec&gt;(5, 0, 6);</text:p>
            </text:list-header>
          </text:list>
          <text:p text:style-name="P197"/>
        </text:list-item>
        <text:list-item>
          <text:p text:style-name="P197">See also: </text:p>
          <text:list>
            <text:list-item>
              <text:p text:style-name="P197"><text:a xlink:type="simple" xlink:href="https://arma.sourceforge.net/docs.html#regspace" text:style-name="Internet_20_link" text:visited-style-name="Visited_20_Internet_20_Link">regspace()</text:a> </text:p>
            </text:list-item>
            <text:list-item>
              <text:p text:style-name="P197"><text:a xlink:type="simple" xlink:href="https://arma.sourceforge.net/docs.html#logspace" text:style-name="Internet_20_link" text:visited-style-name="Visited_20_Internet_20_Link">logspace()</text:a> </text:p>
            </text:list-item>
            <text:list-item>
              <text:p text:style-name="P197"><text:a xlink:type="simple" xlink:href="https://arma.sourceforge.net/docs.html#randperm" text:style-name="Internet_20_link" text:visited-style-name="Visited_20_Internet_20_Link">randperm()</text:a> </text:p>
            </text:list-item>
            <text:list-item>
              <text:p text:style-name="P197"><text:a xlink:type="simple" xlink:href="https://arma.sourceforge.net/docs.html#ones_standalone" text:style-name="Internet_20_link" text:visited-style-name="Visited_20_Internet_20_Link">ones()</text:a> </text:p>
            </text:list-item>
            <text:list-item>
              <text:p text:style-name="P197"><text:a xlink:type="simple" xlink:href="https://arma.sourceforge.net/docs.html#interp1" text:style-name="Internet_20_link" text:visited-style-name="Visited_20_Internet_20_Link">interp1()</text:a> </text:p>
            </text:list-item>
          </text:list>
          <text:p text:style-name="P196"/>
        </text:list-item>
      </text:list>
      <text:p text:style-name="Horizontal_20_Line"/>
      <text:p text:style-name="P11"/>
      <text:p text:style-name="Text_20_body"><text:bookmark text:name="logspace"/><text:span text:style-name="T1">logspace( A, B )</text:span> <text:line-break/><text:span text:style-name="T1">logspace( A, B, N )</text:span> </text:p>
      <text:list xml:id="list3551039899" text:style-name="L2">
        <text:list-item>
          <text:p text:style-name="P199">Generate a vector with <text:span text:style-name="T4">N</text:span> elements; the values of the elements are logarithmically spaced from <text:span text:style-name="T4">10</text:span><text:span text:style-name="T9">A</text:span> to (and including) <text:span text:style-name="T4">10</text:span><text:span text:style-name="T9">B</text:span> </text:p>
        </text:list-item>
        <text:list-item>
          <text:p text:style-name="P199">The argument <text:span text:style-name="T4">N</text:span> is optional; by default <text:span text:style-name="T4">N = 50</text:span> </text:p>
        </text:list-item>
        <text:list-item>
          <text:p text:style-name="P199">Usage: </text:p>
          <text:list>
            <text:list-item>
              <text:p text:style-name="P199">vec v = logspace(A, B, N) </text:p>
            </text:list-item>
            <text:list-item>
              <text:p text:style-name="P199"><text:span text:style-name="T4">vector_type</text:span> v = logspace&lt;<text:span text:style-name="T4">vector_type</text:span>&gt;(A, B, N) </text:p>
            </text:list-item>
          </text:list>
          <text:p text:style-name="P199"/>
        </text:list-item>
        <text:list-item>
          <text:p text:style-name="P198">Examples: </text:p>
          <text:list>
            <text:list-header>
              <text:p text:style-name="P14"><text:s text:c="3"/>vec a = logspace(0, 5, 6);</text:p>
              <text:p text:style-name="P14"/>
              <text:p text:style-name="P15">rowvec b = logspace&lt;rowvec&gt;(5, 0, 6);</text:p>
            </text:list-header>
          </text:list>
          <text:p text:style-name="P199"/>
        </text:list-item>
        <text:list-item>
          <text:p text:style-name="P199">See also: </text:p>
          <text:list>
            <text:list-item>
              <text:p text:style-name="P199"><text:soft-page-break/><text:a xlink:type="simple" xlink:href="https://arma.sourceforge.net/docs.html#linspace" text:style-name="Internet_20_link" text:visited-style-name="Visited_20_Internet_20_Link">linspace()</text:a> </text:p>
            </text:list-item>
            <text:list-item>
              <text:p text:style-name="P199"><text:a xlink:type="simple" xlink:href="https://arma.sourceforge.net/docs.html#regspace" text:style-name="Internet_20_link" text:visited-style-name="Visited_20_Internet_20_Link">regspace()</text:a> </text:p>
            </text:list-item>
          </text:list>
          <text:p text:style-name="P198"/>
        </text:list-item>
      </text:list>
      <text:p text:style-name="Horizontal_20_Line"/>
      <text:p text:style-name="P11"/>
      <text:p text:style-name="Text_20_body"><text:bookmark text:name="regspace"/><text:span text:style-name="T1">regspace( start, end )</text:span> <text:line-break/><text:span text:style-name="T1">regspace( start, delta, end )</text:span> </text:p>
      <text:list xml:id="list3528529223" text:style-name="L3">
        <text:list-item>
          <text:p text:style-name="P201">Generate a vector with regularly spaced elements: <text:line-break/>[ <text:span text:style-name="T4">(start + 0*delta)</text:span>, <text:span text:style-name="T4">(start + 1*delta)</text:span>, <text:span text:style-name="T4">(start + 2*delta)</text:span>, ⋯, <text:span text:style-name="T4">(start + M*delta)</text:span> ] <text:line-break/>where <text:span text:style-name="T4">M = floor((end-start) / delta)</text:span>, so that <text:span text:style-name="T4">(start + M*delta) ≤ end</text:span> </text:p>
        </text:list-item>
        <text:list-item>
          <text:p text:style-name="P201">Similar in operation to the Matlab/Octave colon operator, ie. <text:span text:style-name="T4">start:end</text:span> and <text:span text:style-name="T4">start:delta:end</text:span> </text:p>
        </text:list-item>
        <text:list-item>
          <text:p text:style-name="P201">If <text:span text:style-name="T4">delta</text:span> is not specified: </text:p>
          <text:list>
            <text:list-item>
              <text:p text:style-name="P201"><text:span text:style-name="T4">delta</text:span> = +1, if <text:span text:style-name="T4">start ≤ end</text:span> </text:p>
            </text:list-item>
            <text:list-item>
              <text:p text:style-name="P201"><text:span text:style-name="T4">delta</text:span> = −1, if <text:span text:style-name="T4">start &gt; end</text:span>   (<text:span text:style-name="T1">caveat:</text:span> this is different to Matlab/Octave) </text:p>
            </text:list-item>
          </text:list>
          <text:p text:style-name="P201"/>
        </text:list-item>
        <text:list-item>
          <text:p text:style-name="P201">An empty vector is generated when one of the following conditions is true: </text:p>
          <text:list>
            <text:list-item>
              <text:p text:style-name="P201"><text:span text:style-name="T4">start &lt; end</text:span>, and <text:span text:style-name="T4">delta &lt; 0</text:span> </text:p>
            </text:list-item>
            <text:list-item>
              <text:p text:style-name="P201"><text:span text:style-name="T4">start &gt; end</text:span>, and <text:span text:style-name="T4">delta &gt; 0</text:span> </text:p>
            </text:list-item>
            <text:list-item>
              <text:p text:style-name="P201"><text:span text:style-name="T4">delta = 0</text:span> </text:p>
            </text:list-item>
          </text:list>
          <text:p text:style-name="P201"/>
        </text:list-item>
        <text:list-item>
          <text:p text:style-name="P201">Usage: </text:p>
          <text:list>
            <text:list-item>
              <text:p text:style-name="P201">vec v = regspace(start, end) </text:p>
            </text:list-item>
            <text:list-item>
              <text:p text:style-name="P201">vec v = regspace(start, delta, end) </text:p>
            </text:list-item>
            <text:list-item>
              <text:p text:style-name="P201"><text:span text:style-name="T4">vector_type</text:span> v = regspace&lt;<text:span text:style-name="T4">vector_type</text:span>&gt;(start, end) </text:p>
            </text:list-item>
            <text:list-item>
              <text:p text:style-name="P201"><text:span text:style-name="T4">vector_type</text:span> v = regspace&lt;<text:span text:style-name="T4">vector_type</text:span>&gt;(start, delta, end) </text:p>
            </text:list-item>
          </text:list>
          <text:p text:style-name="P201"/>
        </text:list-item>
        <text:list-item>
          <text:p text:style-name="P200">Examples: </text:p>
          <text:list>
            <text:list-header>
              <text:p text:style-name="P16"><text:s/>vec a = regspace(0, <text:s/>9); <text:s text:c="12"/>// 0, <text:s/>1, ..., <text:s text:c="2"/>9</text:p>
              <text:p text:style-name="P16"/>
              <text:p text:style-name="P16">uvec b = regspace&lt;uvec&gt;(2, <text:s/>2, <text:s/>10); <text:s/>// 2, <text:s/>4, ..., <text:s/>10</text:p>
              <text:p text:style-name="P16"/>
              <text:p text:style-name="P17">ivec c = regspace&lt;ivec&gt;(0, -1, -10); <text:s/>// 0, -1, ..., -10</text:p>
            </text:list-header>
          </text:list>
          <text:p text:style-name="P201"/>
        </text:list-item>
        <text:list-item>
          <text:p text:style-name="P201"><text:span text:style-name="T1">Caveat:</text:span> do not use <text:span text:style-name="T4">regspace()</text:span> to specify ranges for contiguous submatrix views; use <text:a xlink:type="simple" xlink:href="https://arma.sourceforge.net/docs.html#submat" text:style-name="Internet_20_link" text:visited-style-name="Visited_20_Internet_20_Link">span()</text:a> instead </text:p>
        </text:list-item>
        <text:list-item>
          <text:p text:style-name="P201">See also: </text:p>
          <text:list>
            <text:list-item>
              <text:p text:style-name="P201"><text:a xlink:type="simple" xlink:href="https://arma.sourceforge.net/docs.html#linspace" text:style-name="Internet_20_link" text:visited-style-name="Visited_20_Internet_20_Link">linspace()</text:a> </text:p>
            </text:list-item>
            <text:list-item>
              <text:p text:style-name="P201"><text:a xlink:type="simple" xlink:href="https://arma.sourceforge.net/docs.html#logspace" text:style-name="Internet_20_link" text:visited-style-name="Visited_20_Internet_20_Link">logspace()</text:a> </text:p>
            </text:list-item>
            <text:list-item>
              <text:p text:style-name="P201"><text:a xlink:type="simple" xlink:href="https://arma.sourceforge.net/docs.html#randperm" text:style-name="Internet_20_link" text:visited-style-name="Visited_20_Internet_20_Link">randperm()</text:a> </text:p>
            </text:list-item>
          </text:list>
          <text:p text:style-name="P200"/>
        </text:list-item>
      </text:list>
      <text:p text:style-name="Horizontal_20_Line"/>
      <text:p text:style-name="P11"/>
      <text:p text:style-name="Text_20_body"><text:bookmark text:name="randperm"/><text:span text:style-name="T1">randperm( N )</text:span> <text:line-break/><text:span text:style-name="T1">randperm( N, M )</text:span> </text:p>
      <text:list xml:id="list3860738914" text:style-name="L4">
        <text:list-item>
          <text:p text:style-name="P203"><text:soft-page-break/>Generate a vector with a random permutation of integers from <text:span text:style-name="T4">0</text:span> to <text:span text:style-name="T4">N-1</text:span> </text:p>
        </text:list-item>
        <text:list-item>
          <text:p text:style-name="P203">The optional argument <text:span text:style-name="T4">M</text:span> indicates the number of elements to return, sampled without replacement from <text:span text:style-name="T4">0</text:span> to <text:span text:style-name="T4">N-1</text:span> </text:p>
        </text:list-item>
        <text:list-item>
          <text:p text:style-name="P202">Examples: </text:p>
          <text:list>
            <text:list-header>
              <text:p text:style-name="P18">uvec X = randperm(10);</text:p>
              <text:p text:style-name="P19">uvec Y = randperm(10,2);</text:p>
            </text:list-header>
          </text:list>
          <text:p text:style-name="P203"/>
        </text:list-item>
        <text:list-item>
          <text:p text:style-name="P203">See also: </text:p>
          <text:list>
            <text:list-item>
              <text:p text:style-name="P203"><text:a xlink:type="simple" xlink:href="https://arma.sourceforge.net/docs.html#randi" text:style-name="Internet_20_link" text:visited-style-name="Visited_20_Internet_20_Link">randi()</text:a> </text:p>
            </text:list-item>
            <text:list-item>
              <text:p text:style-name="P203"><text:a xlink:type="simple" xlink:href="https://arma.sourceforge.net/docs.html#shuffle" text:style-name="Internet_20_link" text:visited-style-name="Visited_20_Internet_20_Link">shuffle()</text:a> </text:p>
            </text:list-item>
            <text:list-item>
              <text:p text:style-name="P203"><text:a xlink:type="simple" xlink:href="https://arma.sourceforge.net/docs.html#linspace" text:style-name="Internet_20_link" text:visited-style-name="Visited_20_Internet_20_Link">linspace()</text:a> </text:p>
            </text:list-item>
            <text:list-item>
              <text:p text:style-name="P203"><text:a xlink:type="simple" xlink:href="https://arma.sourceforge.net/docs.html#regspace" text:style-name="Internet_20_link" text:visited-style-name="Visited_20_Internet_20_Link">regspace()</text:a> </text:p>
            </text:list-item>
            <text:list-item>
              <text:p text:style-name="P203"><text:a xlink:type="simple" xlink:href="https://arma.sourceforge.net/docs.html#rng_seed" text:style-name="Internet_20_link" text:visited-style-name="Visited_20_Internet_20_Link">RNG seed setting</text:a> </text:p>
            </text:list-item>
          </text:list>
          <text:p text:style-name="P202"/>
        </text:list-item>
      </text:list>
      <text:p text:style-name="Horizontal_20_Line"/>
      <text:p text:style-name="P11"/>
      <text:p text:style-name="Text_20_body"><text:bookmark text:name="eye_standalone"/><text:span text:style-name="T1">eye( n_rows, n_cols )</text:span> <text:line-break/><text:span text:style-name="T1">eye( size(X) )</text:span> </text:p>
      <text:list xml:id="list831785377" text:style-name="L5">
        <text:list-item>
          <text:p text:style-name="P205">Generate a matrix with the elements along the main diagonal set to one and off-diagonal elements set to zero </text:p>
        </text:list-item>
        <text:list-item>
          <text:p text:style-name="P205">An identity matrix is generated when <text:span text:style-name="T4">n_rows</text:span> = <text:span text:style-name="T4">n_cols</text:span> </text:p>
        </text:list-item>
        <text:list-item>
          <text:p text:style-name="P205">Usage: </text:p>
          <text:list>
            <text:list-item>
              <text:p text:style-name="P205">mat X = eye( n_rows, n_cols ) </text:p>
            </text:list-item>
            <text:list-item>
              <text:p text:style-name="P205"><text:span text:style-name="T4">matrix_type</text:span> X = eye&lt;<text:span text:style-name="T4">matrix_type</text:span>&gt;( n_rows, n_cols ) </text:p>
            </text:list-item>
            <text:list-item>
              <text:p text:style-name="P205"><text:span text:style-name="T4">matrix_type</text:span> Y = eye&lt;<text:span text:style-name="T4">matrix_type</text:span>&gt;( size(X) ) </text:p>
            </text:list-item>
          </text:list>
          <text:p text:style-name="P205"/>
        </text:list-item>
        <text:list-item>
          <text:p text:style-name="P204">Examples: </text:p>
          <text:list>
            <text:list-header>
              <text:p text:style-name="P20"><text:s text:c="3"/>mat A = eye(5,5); <text:s/>// or: <text:s/>mat A(5,5,fill::eye);</text:p>
              <text:p text:style-name="P20"/>
              <text:p text:style-name="P20"><text:s text:c="2"/>fmat B = 123.0 * eye&lt;fmat&gt;(5,5);</text:p>
              <text:p text:style-name="P20"/>
              <text:p text:style-name="P21">cx_mat C = eye&lt;cx_mat&gt;( size(B) );</text:p>
            </text:list-header>
          </text:list>
          <text:p text:style-name="P205"/>
        </text:list-item>
        <text:list-item>
          <text:p text:style-name="P205">See also: </text:p>
          <text:list>
            <text:list-item>
              <text:p text:style-name="P205"><text:a xlink:type="simple" xlink:href="https://arma.sourceforge.net/docs.html#eye_member" text:style-name="Internet_20_link" text:visited-style-name="Visited_20_Internet_20_Link">.eye()</text:a> (member function of Mat) </text:p>
            </text:list-item>
            <text:list-item>
              <text:p text:style-name="P205"><text:a xlink:type="simple" xlink:href="https://arma.sourceforge.net/docs.html#diag" text:style-name="Internet_20_link" text:visited-style-name="Visited_20_Internet_20_Link">.diag()</text:a> </text:p>
            </text:list-item>
            <text:list-item>
              <text:p text:style-name="P205"><text:a xlink:type="simple" xlink:href="https://arma.sourceforge.net/docs.html#ones_standalone" text:style-name="Internet_20_link" text:visited-style-name="Visited_20_Internet_20_Link">ones()</text:a> </text:p>
            </text:list-item>
            <text:list-item>
              <text:p text:style-name="P205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205"><text:a xlink:type="simple" xlink:href="https://arma.sourceforge.net/docs.html#diagvec" text:style-name="Internet_20_link" text:visited-style-name="Visited_20_Internet_20_Link">diagvec()</text:a> </text:p>
            </text:list-item>
            <text:list-item>
              <text:p text:style-name="P205"><text:a xlink:type="simple" xlink:href="https://arma.sourceforge.net/docs.html#speye" text:style-name="Internet_20_link" text:visited-style-name="Visited_20_Internet_20_Link">speye()</text:a> </text:p>
            </text:list-item>
            <text:list-item>
              <text:p text:style-name="P205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204"/>
        </text:list-item>
      </text:list>
      <text:p text:style-name="Horizontal_20_Line"/>
      <text:p text:style-name="P11"><text:soft-page-break/></text:p>
      <text:p text:style-name="P9"><text:bookmark text:name="ones_standalone"/>ones( n_elem ) <text:line-break/>ones( n_rows, n_cols ) <text:line-break/>ones( n_rows, n_cols, n_slices ) <text:line-break/>ones( size(X) ) </text:p>
      <text:list xml:id="list416036448" text:style-name="L6">
        <text:list-item>
          <text:p text:style-name="P207">Generate a vector, matrix or cube with all elements set to one </text:p>
        </text:list-item>
        <text:list-item>
          <text:p text:style-name="P207">Usage: </text:p>
          <text:list>
            <text:list-item>
              <text:p text:style-name="P207"><text:span text:style-name="T4">vector_type</text:span> v = ones&lt;<text:span text:style-name="T4">vector_type</text:span>&gt;( n_elem ) </text:p>
            </text:list-item>
            <text:list-item>
              <text:p text:style-name="P207"><text:span text:style-name="T4">matrix_type</text:span> X = ones&lt;<text:span text:style-name="T4">matrix_type</text:span>&gt;( n_rows, n_cols ) </text:p>
            </text:list-item>
            <text:list-item>
              <text:p text:style-name="P207"><text:span text:style-name="T4">matrix_type</text:span> Y = ones&lt;<text:span text:style-name="T4">matrix_type</text:span>&gt;( size(X) ) </text:p>
            </text:list-item>
            <text:list-item>
              <text:p text:style-name="P207"><text:span text:style-name="T4">cube_type</text:span> Q = ones&lt;<text:span text:style-name="T4">cube_type</text:span>&gt;( n_rows, n_cols, n_slices ) </text:p>
            </text:list-item>
            <text:list-item>
              <text:p text:style-name="P207"><text:span text:style-name="T4">cube_type</text:span> R = ones&lt;<text:span text:style-name="T4">cube_type</text:span>&gt;( size(Q) ) </text:p>
            </text:list-item>
          </text:list>
          <text:p text:style-name="P207"/>
        </text:list-item>
        <text:list-item>
          <text:p text:style-name="P207"><text:span text:style-name="T1">Caveat:</text:span> specifying <text:span text:style-name="T4">fill::ones</text:span> during object construction is more compact, eg. <text:span text:style-name="Source_20_Text">mat A(5, 6, fill::ones)</text:span> </text:p>
        </text:list-item>
        <text:list-item>
          <text:p text:style-name="P206">Examples: </text:p>
          <text:list>
            <text:list-header>
              <text:p text:style-name="P22"><text:s text:c="3"/>vec v = ones(10); <text:s text:c="3"/>// or: vec v(10, fill::ones);</text:p>
              <text:p text:style-name="P22"><text:s text:c="2"/>uvec u = ones&lt;uvec&gt;(10);</text:p>
              <text:p text:style-name="P22">rowvec r = ones&lt;rowvec&gt;(10);</text:p>
              <text:p text:style-name="P22"/>
              <text:p text:style-name="P22"><text:s/>mat A = ones(5,6); <text:s text:c="4"/>// or: mat A(5, 6, fill::ones);</text:p>
              <text:p text:style-name="P22">fmat B = ones&lt;fmat&gt;(5,6);</text:p>
              <text:p text:style-name="P22">umat C = ones&lt;umat&gt;(5,6);</text:p>
              <text:p text:style-name="P22"/>
              <text:p text:style-name="P22"><text:s/>cube Q = ones(5,6,7); <text:s/>// or: cube Q(5, 6, 7, fill::ones);</text:p>
              <text:p text:style-name="P23">fcube R = ones&lt;fcube&gt;(5,6,7);</text:p>
            </text:list-header>
          </text:list>
          <text:p text:style-name="P207"/>
        </text:list-item>
        <text:list-item>
          <text:p text:style-name="P207">See also: </text:p>
          <text:list>
            <text:list-item>
              <text:p text:style-name="P207"><text:a xlink:type="simple" xlink:href="https://arma.sourceforge.net/docs.html#ones_member" text:style-name="Internet_20_link" text:visited-style-name="Visited_20_Internet_20_Link">.ones()</text:a> (member function of <text:span text:style-name="T4">Mat</text:span>, <text:span text:style-name="T4">Col</text:span>, <text:span text:style-name="T4">Row</text:span> and <text:span text:style-name="T4">Cube</text:span>) </text:p>
            </text:list-item>
            <text:list-item>
              <text:p text:style-name="P207"><text:a xlink:type="simple" xlink:href="https://arma.sourceforge.net/docs.html#fill" text:style-name="Internet_20_link" text:visited-style-name="Visited_20_Internet_20_Link">.fill()</text:a> </text:p>
            </text:list-item>
            <text:list-item>
              <text:p text:style-name="P207"><text:a xlink:type="simple" xlink:href="https://arma.sourceforge.net/docs.html#eye_standalone" text:style-name="Internet_20_link" text:visited-style-name="Visited_20_Internet_20_Link">eye()</text:a> </text:p>
            </text:list-item>
            <text:list-item>
              <text:p text:style-name="P207"><text:a xlink:type="simple" xlink:href="https://arma.sourceforge.net/docs.html#linspace" text:style-name="Internet_20_link" text:visited-style-name="Visited_20_Internet_20_Link">linspace()</text:a> </text:p>
            </text:list-item>
            <text:list-item>
              <text:p text:style-name="P207"><text:a xlink:type="simple" xlink:href="https://arma.sourceforge.net/docs.html#regspace" text:style-name="Internet_20_link" text:visited-style-name="Visited_20_Internet_20_Link">regspace()</text:a> </text:p>
            </text:list-item>
            <text:list-item>
              <text:p text:style-name="P207"><text:a xlink:type="simple" xlink:href="https://arma.sourceforge.net/docs.html#zeros_standalone" text:style-name="Internet_20_link" text:visited-style-name="Visited_20_Internet_20_Link">zeros()</text:a> </text:p>
            </text:list-item>
            <text:list-item>
              <text:p text:style-name="P207"><text:a xlink:type="simple" xlink:href="https://arma.sourceforge.net/docs.html#randu" text:style-name="Internet_20_link" text:visited-style-name="Visited_20_Internet_20_Link">randu()</text:a> </text:p>
            </text:list-item>
            <text:list-item>
              <text:p text:style-name="P207"><text:a xlink:type="simple" xlink:href="https://arma.sourceforge.net/docs.html#spones" text:style-name="Internet_20_link" text:visited-style-name="Visited_20_Internet_20_Link">spones()</text:a> </text:p>
            </text:list-item>
            <text:list-item>
              <text:p text:style-name="P207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206"/>
        </text:list-item>
      </text:list>
      <text:p text:style-name="Horizontal_20_Line"/>
      <text:p text:style-name="P11"/>
      <text:p text:style-name="Text_20_body"><text:bookmark text:name="zeros_standalone"/><text:span text:style-name="T1">zeros( n_elem )</text:span> <text:line-break/><text:span text:style-name="T1">zeros( n_rows, n_cols )</text:span> <text:line-break/><text:span text:style-name="T1">zeros( n_rows, n_cols, n_slices )</text:span> <text:line-break/><text:span text:style-name="T1">zeros( size(X) )</text:span> </text:p>
      <text:list xml:id="list1848315844" text:style-name="L7">
        <text:list-item>
          <text:p text:style-name="P209">Generate a vector, matrix or cube with the elements set to zero </text:p>
        </text:list-item>
        <text:list-item>
          <text:p text:style-name="P209"><text:soft-page-break/>Usage: </text:p>
          <text:list>
            <text:list-item>
              <text:p text:style-name="P209"><text:span text:style-name="T4">vector_type</text:span> v = zeros&lt;<text:span text:style-name="T4">vector_type</text:span>&gt;( n_elem ) </text:p>
            </text:list-item>
            <text:list-item>
              <text:p text:style-name="P209"><text:span text:style-name="T4">matrix_type</text:span> X = zeros&lt;<text:span text:style-name="T4">matrix_type</text:span>&gt;( n_rows, n_cols ) </text:p>
            </text:list-item>
            <text:list-item>
              <text:p text:style-name="P209"><text:span text:style-name="T4">matrix_type</text:span> Y = zeros&lt;<text:span text:style-name="T4">matrix_type</text:span>&gt;( size(X) ) </text:p>
            </text:list-item>
            <text:list-item>
              <text:p text:style-name="P209"><text:span text:style-name="T4">cube_type</text:span> Q = zeros&lt;<text:span text:style-name="T4">cube_type</text:span>&gt;( n_rows, n_cols, n_slices ) </text:p>
            </text:list-item>
            <text:list-item>
              <text:p text:style-name="P209"><text:span text:style-name="T4">cube_type</text:span> R = zeros&lt;<text:span text:style-name="T4">cube_type</text:span>&gt;( size(Q) ) </text:p>
            </text:list-item>
          </text:list>
          <text:p text:style-name="P209"/>
        </text:list-item>
        <text:list-item>
          <text:p text:style-name="P209"><text:span text:style-name="T1">Caveat:</text:span> specifying <text:span text:style-name="T4">fill::zeros</text:span> during object construction is more compact, eg. <text:span text:style-name="Source_20_Text">mat A(5, 6, fill::zeros)</text:span> </text:p>
        </text:list-item>
        <text:list-item>
          <text:p text:style-name="P208">Examples: </text:p>
          <text:list>
            <text:list-header>
              <text:p text:style-name="P24"><text:s text:c="3"/>vec v = zeros(10); <text:s text:c="3"/>// or: vec v(10, fill::zeros);</text:p>
              <text:p text:style-name="P24"><text:s text:c="2"/>uvec u = zeros&lt;uvec&gt;(10);</text:p>
              <text:p text:style-name="P24">rowvec r = zeros&lt;rowvec&gt;(10);</text:p>
              <text:p text:style-name="P24"/>
              <text:p text:style-name="P24"><text:s/>mat A = zeros(5,6); <text:s text:c="4"/>// or: mat A(5, 6, fill::zeros);</text:p>
              <text:p text:style-name="P24">fmat B = zeros&lt;fmat&gt;(5,6);</text:p>
              <text:p text:style-name="P24">umat C = zeros&lt;umat&gt;(5,6);</text:p>
              <text:p text:style-name="P24"/>
              <text:p text:style-name="P24"><text:s/>cube Q = zeros(5,6,7); <text:s/>// or: cube Q(5, 6, 7, fill::zeros);</text:p>
              <text:p text:style-name="P25">fcube R = zeros&lt;fcube&gt;(5,6,7);</text:p>
            </text:list-header>
          </text:list>
          <text:p text:style-name="P209"/>
        </text:list-item>
        <text:list-item>
          <text:p text:style-name="P209">See also: </text:p>
          <text:list>
            <text:list-item>
              <text:p text:style-name="P209"><text:a xlink:type="simple" xlink:href="https://arma.sourceforge.net/docs.html#zeros_member" text:style-name="Internet_20_link" text:visited-style-name="Visited_20_Internet_20_Link">.zeros()</text:a> (member function of <text:span text:style-name="T4">Mat</text:span>, <text:span text:style-name="T4">Col</text:span>, <text:span text:style-name="T4">Row</text:span>, <text:span text:style-name="T4">SpMat</text:span> and <text:span text:style-name="T4">Cube</text:span>) </text:p>
            </text:list-item>
            <text:list-item>
              <text:p text:style-name="P209"><text:a xlink:type="simple" xlink:href="https://arma.sourceforge.net/docs.html#fill" text:style-name="Internet_20_link" text:visited-style-name="Visited_20_Internet_20_Link">.fill()</text:a> </text:p>
            </text:list-item>
            <text:list-item>
              <text:p text:style-name="P209"><text:a xlink:type="simple" xlink:href="https://arma.sourceforge.net/docs.html#ones_standalone" text:style-name="Internet_20_link" text:visited-style-name="Visited_20_Internet_20_Link">ones()</text:a> </text:p>
            </text:list-item>
            <text:list-item>
              <text:p text:style-name="P209"><text:a xlink:type="simple" xlink:href="https://arma.sourceforge.net/docs.html#randu" text:style-name="Internet_20_link" text:visited-style-name="Visited_20_Internet_20_Link">randu()</text:a> </text:p>
            </text:list-item>
            <text:list-item>
              <text:p text:style-name="P209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208"/>
        </text:list-item>
      </text:list>
      <text:p text:style-name="Horizontal_20_Line"/>
      <text:p text:style-name="P11"/>
      <text:p text:style-name="Text_20_body"><text:bookmark text:name="randu"/><text:span text:style-name="T1">randu( )</text:span> <text:line-break/><text:span text:style-name="T1">randu( distr_param(a,b) )</text:span> <text:line-break/><text:line-break/><text:span text:style-name="T1">randu( n_elem )</text:span> <text:line-break/><text:span text:style-name="T1">randu( n_elem, distr_param(a,b) )</text:span> <text:line-break/><text:line-break/><text:span text:style-name="T1">randu( n_rows, n_cols )</text:span> <text:line-break/><text:span text:style-name="T1">randu( n_rows, n_cols, distr_param(a,b) )</text:span> <text:line-break/><text:line-break/><text:span text:style-name="T1">randu( n_rows, n_cols, n_slices )</text:span> <text:line-break/><text:span text:style-name="T1">randu( n_rows, n_cols, n_slices, distr_param(a,b) )</text:span> <text:line-break/><text:line-break/><text:span text:style-name="T1">randu( size(X) )</text:span> <text:line-break/><text:span text:style-name="T1">randu( size(X), distr_param(a,b) )</text:span> </text:p>
      <text:list xml:id="list1802644314" text:style-name="L8">
        <text:list-item>
          <text:p text:style-name="P211">Generate a scalar, vector, matrix or cube with the elements set to random <text:span text:style-name="T1">floating point</text:span> values uniformly distributed in the [a,b] interval </text:p>
        </text:list-item>
        <text:list-item>
          <text:p text:style-name="P211"><text:soft-page-break/>The default distribution parameters are <text:span text:style-name="T4">a = 0</text:span> and <text:span text:style-name="T4">b = 1</text:span> </text:p>
        </text:list-item>
        <text:list-item>
          <text:p text:style-name="P211">For complex elements, the real and imaginary parts are treated separately </text:p>
        </text:list-item>
        <text:list-item>
          <text:p text:style-name="P211">Usage: </text:p>
          <text:list>
            <text:list-item>
              <text:p text:style-name="P211"><text:span text:style-name="T4">scalar_type</text:span> s = randu&lt;<text:span text:style-name="T4">scalar_type</text:span>&gt;( ), where <text:span text:style-name="T4">scalar_type</text:span> ∈ { float, double, <text:a xlink:type="simple" xlink:href="https://arma.sourceforge.net/docs.html#cx_double" text:style-name="Internet_20_link" text:visited-style-name="Visited_20_Internet_20_Link">cx_float</text:a>, <text:a xlink:type="simple" xlink:href="https://arma.sourceforge.net/docs.html#cx_double" text:style-name="Internet_20_link" text:visited-style-name="Visited_20_Internet_20_Link">cx_double</text:a> } </text:p>
            </text:list-item>
            <text:list-item>
              <text:p text:style-name="P211"><text:span text:style-name="T4">scalar_type</text:span> s = randu&lt;<text:span text:style-name="T4">scalar_type</text:span>&gt;( distr_param(a,b) ), where <text:span text:style-name="T4">scalar_type</text:span> ∈ { float, double, <text:a xlink:type="simple" xlink:href="https://arma.sourceforge.net/docs.html#cx_double" text:style-name="Internet_20_link" text:visited-style-name="Visited_20_Internet_20_Link">cx_float</text:a>, <text:a xlink:type="simple" xlink:href="https://arma.sourceforge.net/docs.html#cx_double" text:style-name="Internet_20_link" text:visited-style-name="Visited_20_Internet_20_Link">cx_double</text:a> } </text:p>
            </text:list-item>
            <text:list-item>
              <text:p text:style-name="P211"><text:span text:style-name="T4">vector_type</text:span> v = randu&lt;<text:span text:style-name="T4">vector_type</text:span>&gt;( n_elem ) </text:p>
            </text:list-item>
            <text:list-item>
              <text:p text:style-name="P211"><text:span text:style-name="T4">vector_type</text:span> v = randu&lt;<text:span text:style-name="T4">vector_type</text:span>&gt;( n_elem, distr_param(a,b) ) </text:p>
            </text:list-item>
            <text:list-item>
              <text:p text:style-name="P211"><text:span text:style-name="T4">matrix_type</text:span> X = randu&lt;<text:span text:style-name="T4">matrix_type</text:span>&gt;( n_rows, n_cols ) </text:p>
            </text:list-item>
            <text:list-item>
              <text:p text:style-name="P211"><text:span text:style-name="T4">matrix_type</text:span> X = randu&lt;<text:span text:style-name="T4">matrix_type</text:span>&gt;( n_rows, n_cols, distr_param(a,b) ) </text:p>
            </text:list-item>
            <text:list-item>
              <text:p text:style-name="P211"><text:span text:style-name="T4">cube_type</text:span> Q = randu&lt;<text:span text:style-name="T4">cube_type</text:span>&gt;( n_rows, n_cols, n_slices ) </text:p>
            </text:list-item>
            <text:list-item>
              <text:p text:style-name="P211"><text:span text:style-name="T4">cube_type</text:span> Q = randu&lt;<text:span text:style-name="T4">cube_type</text:span>&gt;( n_rows, n_cols, n_slices, distr_param(a,b) ) </text:p>
            </text:list-item>
          </text:list>
          <text:p text:style-name="P211"/>
        </text:list-item>
        <text:list-item>
          <text:p text:style-name="P211"><text:span text:style-name="T1">Caveat:</text:span> to generate a matrix with random integer values instead of floating point values, use <text:a xlink:type="simple" xlink:href="https://arma.sourceforge.net/docs.html#randi" text:style-name="Internet_20_link" text:visited-style-name="Visited_20_Internet_20_Link">randi()</text:a> instead </text:p>
        </text:list-item>
        <text:list-item>
          <text:p text:style-name="P210">Examples: </text:p>
          <text:list>
            <text:list-header>
              <text:p text:style-name="P26">double a = randu();</text:p>
              <text:p text:style-name="P26">double b = randu(distr_param(10,20));</text:p>
              <text:p text:style-name="P26"/>
              <text:p text:style-name="P26">vec v1 = randu(5); <text:s text:c="3"/>// or: vec v1(5, fill::randu);</text:p>
              <text:p text:style-name="P26">vec v2 = randu(5, distr_param(10,20));</text:p>
              <text:p text:style-name="P26"/>
              <text:p text:style-name="P26">rowvec r1 = randu&lt;rowvec&gt;(5);</text:p>
              <text:p text:style-name="P26">rowvec r2 = randu&lt;rowvec&gt;(5, distr_param(10,20));</text:p>
              <text:p text:style-name="P26"/>
              <text:p text:style-name="P26">mat A1 = randu(5, 6); <text:s/>// or: mat A1(5, 6, fill::randu);</text:p>
              <text:p text:style-name="P26">mat A2 = randu(5, 6, distr_param(10,20));</text:p>
              <text:p text:style-name="P26"/>
              <text:p text:style-name="P26">fmat B1 = randu&lt;fmat&gt;(5, 6);</text:p>
              <text:p text:style-name="P27">fmat B2 = randu&lt;fmat&gt;(5, 6, distr_param(10,20));</text:p>
            </text:list-header>
          </text:list>
        </text:list-item>
        <text:list-item>
          <text:p text:style-name="P211">See also: </text:p>
          <text:list>
            <text:list-item>
              <text:p text:style-name="P211"><text:a xlink:type="simple" xlink:href="https://arma.sourceforge.net/docs.html#randu_randn_member" text:style-name="Internet_20_link" text:visited-style-name="Visited_20_Internet_20_Link">.randu()</text:a> (member function) </text:p>
            </text:list-item>
            <text:list-item>
              <text:p text:style-name="P211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211"><text:a xlink:type="simple" xlink:href="https://arma.sourceforge.net/docs.html#randg" text:style-name="Internet_20_link" text:visited-style-name="Visited_20_Internet_20_Link">randg()</text:a> </text:p>
            </text:list-item>
            <text:list-item>
              <text:p text:style-name="P211"><text:a xlink:type="simple" xlink:href="https://arma.sourceforge.net/docs.html#randi" text:style-name="Internet_20_link" text:visited-style-name="Visited_20_Internet_20_Link">randi()</text:a> </text:p>
            </text:list-item>
            <text:list-item>
              <text:p text:style-name="P211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211"><text:a xlink:type="simple" xlink:href="https://arma.sourceforge.net/docs.html#ones_standalone" text:style-name="Internet_20_link" text:visited-style-name="Visited_20_Internet_20_Link">ones()</text:a> </text:p>
            </text:list-item>
            <text:list-item>
              <text:p text:style-name="P211"><text:a xlink:type="simple" xlink:href="https://arma.sourceforge.net/docs.html#zeros_standalone" text:style-name="Internet_20_link" text:visited-style-name="Visited_20_Internet_20_Link">zeros()</text:a> </text:p>
            </text:list-item>
            <text:list-item>
              <text:p text:style-name="P211"><text:a xlink:type="simple" xlink:href="https://arma.sourceforge.net/docs.html#shuffle" text:style-name="Internet_20_link" text:visited-style-name="Visited_20_Internet_20_Link">shuffle()</text:a> </text:p>
            </text:list-item>
            <text:list-item>
              <text:p text:style-name="P211"><text:a xlink:type="simple" xlink:href="https://arma.sourceforge.net/docs.html#sprandu_sprandn" text:style-name="Internet_20_link" text:visited-style-name="Visited_20_Internet_20_Link">sprandu()</text:a> </text:p>
            </text:list-item>
            <text:list-item>
              <text:p text:style-name="P211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11"><text:a xlink:type="simple" xlink:href="https://arma.sourceforge.net/docs.html#rng_seed" text:style-name="Internet_20_link" text:visited-style-name="Visited_20_Internet_20_Link">RNG seed setting</text:a> </text:p>
            </text:list-item>
            <text:list-item>
              <text:p text:style-name="P211"><text:a xlink:type="simple" xlink:href="https://en.wikipedia.org/wiki/Uniform_distribution_(continuous)" text:style-name="Internet_20_link" text:visited-style-name="Visited_20_Internet_20_Link">uniform distribution in Wikipedia</text:a> </text:p>
            </text:list-item>
          </text:list>
          <text:p text:style-name="P210"/>
        </text:list-item>
      </text:list>
      <text:p text:style-name="Horizontal_20_Line"/>
      <text:p text:style-name="P11"/>
      <text:p text:style-name="Text_20_body"><text:bookmark text:name="randn"/><text:soft-page-break/><text:span text:style-name="T1">randn( )</text:span> <text:line-break/><text:span text:style-name="T1">randn( distr_param(mu,sd) )</text:span> <text:line-break/><text:line-break/><text:span text:style-name="T1">randn( n_elem )</text:span> <text:line-break/><text:span text:style-name="T1">randn( n_elem, distr_param(mu,sd) )</text:span> <text:line-break/><text:line-break/><text:span text:style-name="T1">randn( n_rows, n_cols )</text:span> <text:line-break/><text:span text:style-name="T1">randn( n_rows, n_cols, distr_param(mu,sd) )</text:span> <text:line-break/><text:line-break/><text:span text:style-name="T1">randn( n_rows, n_cols, n_slices )</text:span> <text:line-break/><text:span text:style-name="T1">randn( n_rows, n_cols, n_slices, distr_param(mu,sd) )</text:span> <text:line-break/><text:line-break/><text:span text:style-name="T1">randn( size(X) )</text:span> <text:line-break/><text:span text:style-name="T1">randn( size(X), distr_param(mu,sd) )</text:span> </text:p>
      <text:list xml:id="list128371107" text:style-name="L9">
        <text:list-item>
          <text:p text:style-name="P213">Generate a scalar, vector, matrix or cube with the elements set to random values with normal / Gaussian distribution, parameterised by mean <text:span text:style-name="T4">mu</text:span> and standard deviation <text:span text:style-name="T4">sd</text:span> </text:p>
        </text:list-item>
        <text:list-item>
          <text:p text:style-name="P213">The default distribution parameters are <text:span text:style-name="T4">mu = 0</text:span> and <text:span text:style-name="T4">sd = 1</text:span> </text:p>
        </text:list-item>
        <text:list-item>
          <text:p text:style-name="P213">For complex elements, the real and imaginary parts are treated separately </text:p>
        </text:list-item>
        <text:list-item>
          <text:p text:style-name="P213">Usage: </text:p>
          <text:list>
            <text:list-item>
              <text:p text:style-name="P213"><text:span text:style-name="T4">scalar_type</text:span> s = randn&lt;<text:span text:style-name="T4">scalar_type</text:span>&gt;( ), where <text:span text:style-name="T4">scalar_type</text:span> ∈ { float, double, <text:a xlink:type="simple" xlink:href="https://arma.sourceforge.net/docs.html#cx_double" text:style-name="Internet_20_link" text:visited-style-name="Visited_20_Internet_20_Link">cx_float</text:a>, <text:a xlink:type="simple" xlink:href="https://arma.sourceforge.net/docs.html#cx_double" text:style-name="Internet_20_link" text:visited-style-name="Visited_20_Internet_20_Link">cx_double</text:a> } </text:p>
            </text:list-item>
            <text:list-item>
              <text:p text:style-name="P213"><text:span text:style-name="T4">scalar_type</text:span> s = randn&lt;<text:span text:style-name="T4">scalar_type</text:span>&gt;( distr_param(mu,sd) ), where <text:span text:style-name="T4">scalar_type</text:span> ∈ { float, double, <text:a xlink:type="simple" xlink:href="https://arma.sourceforge.net/docs.html#cx_double" text:style-name="Internet_20_link" text:visited-style-name="Visited_20_Internet_20_Link">cx_float</text:a>, <text:a xlink:type="simple" xlink:href="https://arma.sourceforge.net/docs.html#cx_double" text:style-name="Internet_20_link" text:visited-style-name="Visited_20_Internet_20_Link">cx_double</text:a> } </text:p>
            </text:list-item>
            <text:list-item>
              <text:p text:style-name="P213"><text:span text:style-name="T4">vector_type</text:span> v = randn&lt;<text:span text:style-name="T4">vector_type</text:span>&gt;( n_elem ) </text:p>
            </text:list-item>
            <text:list-item>
              <text:p text:style-name="P213"><text:span text:style-name="T4">vector_type</text:span> v = randn&lt;<text:span text:style-name="T4">vector_type</text:span>&gt;( n_elem, distr_param(mu,sd) ) </text:p>
            </text:list-item>
            <text:list-item>
              <text:p text:style-name="P213"><text:span text:style-name="T4">matrix_type</text:span> X = randn&lt;<text:span text:style-name="T4">matrix_type</text:span>&gt;( n_rows, n_cols ) </text:p>
            </text:list-item>
            <text:list-item>
              <text:p text:style-name="P213"><text:span text:style-name="T4">matrix_type</text:span> X = randn&lt;<text:span text:style-name="T4">matrix_type</text:span>&gt;( n_rows, n_cols, distr_param(mu,sd) ) </text:p>
            </text:list-item>
            <text:list-item>
              <text:p text:style-name="P213"><text:span text:style-name="T4">cube_type</text:span> Q = randn&lt;<text:span text:style-name="T4">cube_type</text:span>&gt;( n_rows, n_cols, n_slices ) </text:p>
            </text:list-item>
            <text:list-item>
              <text:p text:style-name="P213"><text:span text:style-name="T4">cube_type</text:span> Q = randn&lt;<text:span text:style-name="T4">cube_type</text:span>&gt;( n_rows, n_cols, n_slices, distr_param(mu,sd) ) </text:p>
            </text:list-item>
          </text:list>
          <text:p text:style-name="P213"/>
        </text:list-item>
        <text:list-item>
          <text:p text:style-name="P212">Examples: </text:p>
          <text:list>
            <text:list-header>
              <text:p text:style-name="P28">double a = randn();</text:p>
              <text:p text:style-name="P28">double b = randn(distr_param(10,5));</text:p>
              <text:p text:style-name="P28"/>
              <text:p text:style-name="P28">vec v1 = randn(5); <text:s text:c="3"/>// or: vec v1(5, fill::randn);</text:p>
              <text:p text:style-name="P28">vec v2 = randn(5, distr_param(10,5));</text:p>
              <text:p text:style-name="P28"/>
              <text:p text:style-name="P28">rowvec r1 = randn&lt;rowvec&gt;(5);</text:p>
              <text:p text:style-name="P28">rowvec r2 = randn&lt;rowvec&gt;(5, distr_param(10,5));</text:p>
              <text:p text:style-name="P28"/>
              <text:p text:style-name="P28">mat A1 = randn(5, 6); <text:s/>// or: mat A1(5, 6, fill::randn);</text:p>
              <text:p text:style-name="P28">mat A2 = randn(5, 6, distr_param(10,5));</text:p>
              <text:p text:style-name="P28"/>
              <text:p text:style-name="P28">fmat B1 = randn&lt;fmat&gt;(5, 6);</text:p>
              <text:p text:style-name="P29">fmat B2 = randn&lt;fmat&gt;(5, 6, distr_param(10,5));</text:p>
            </text:list-header>
          </text:list>
        </text:list-item>
        <text:list-item>
          <text:p text:style-name="P213">See also: </text:p>
          <text:list>
            <text:list-item>
              <text:p text:style-name="P213"><text:a xlink:type="simple" xlink:href="https://arma.sourceforge.net/docs.html#randu_randn_member" text:style-name="Internet_20_link" text:visited-style-name="Visited_20_Internet_20_Link">.randn()</text:a> (member function) </text:p>
            </text:list-item>
            <text:list-item>
              <text:p text:style-name="P213"><text:a xlink:type="simple" xlink:href="https://arma.sourceforge.net/docs.html#randu" text:style-name="Internet_20_link" text:visited-style-name="Visited_20_Internet_20_Link">randu()</text:a> </text:p>
            </text:list-item>
            <text:list-item>
              <text:p text:style-name="P213"><text:soft-page-break/><text:a xlink:type="simple" xlink:href="https://arma.sourceforge.net/docs.html#randg" text:style-name="Internet_20_link" text:visited-style-name="Visited_20_Internet_20_Link">randg()</text:a> </text:p>
            </text:list-item>
            <text:list-item>
              <text:p text:style-name="P213"><text:a xlink:type="simple" xlink:href="https://arma.sourceforge.net/docs.html#randi" text:style-name="Internet_20_link" text:visited-style-name="Visited_20_Internet_20_Link">randi()</text:a> </text:p>
            </text:list-item>
            <text:list-item>
              <text:p text:style-name="P213"><text:a xlink:type="simple" xlink:href="https://arma.sourceforge.net/docs.html#mvnrnd" text:style-name="Internet_20_link" text:visited-style-name="Visited_20_Internet_20_Link">mvnrnd()</text:a> </text:p>
            </text:list-item>
            <text:list-item>
              <text:p text:style-name="P213"><text:a xlink:type="simple" xlink:href="https://arma.sourceforge.net/docs.html#normpdf" text:style-name="Internet_20_link" text:visited-style-name="Visited_20_Internet_20_Link">normpdf()</text:a> </text:p>
            </text:list-item>
            <text:list-item>
              <text:p text:style-name="P213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213"><text:a xlink:type="simple" xlink:href="https://arma.sourceforge.net/docs.html#sprandu_sprandn" text:style-name="Internet_20_link" text:visited-style-name="Visited_20_Internet_20_Link">sprandn()</text:a> </text:p>
            </text:list-item>
            <text:list-item>
              <text:p text:style-name="P213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13"><text:a xlink:type="simple" xlink:href="https://arma.sourceforge.net/docs.html#rng_seed" text:style-name="Internet_20_link" text:visited-style-name="Visited_20_Internet_20_Link">RNG seed setting</text:a> </text:p>
            </text:list-item>
            <text:list-item>
              <text:p text:style-name="P213"><text:a xlink:type="simple" xlink:href="https://en.wikipedia.org/wiki/Normal_distribution" text:style-name="Internet_20_link" text:visited-style-name="Visited_20_Internet_20_Link">normal distribution in Wikipedia</text:a> </text:p>
            </text:list-item>
          </text:list>
          <text:p text:style-name="P212"/>
        </text:list-item>
      </text:list>
      <text:p text:style-name="Horizontal_20_Line"/>
      <text:p text:style-name="P11"/>
      <text:p text:style-name="Text_20_body"><text:bookmark text:name="randg"/><text:span text:style-name="T1">randg( )</text:span> <text:line-break/><text:span text:style-name="T1">randg( distr_param(a,b) )</text:span> <text:line-break/><text:line-break/><text:span text:style-name="T1">randg( n_elem )</text:span> <text:line-break/><text:span text:style-name="T1">randg( n_elem, distr_param(a,b) )</text:span> <text:line-break/><text:line-break/><text:span text:style-name="T1">randg( n_rows, n_cols )</text:span> <text:line-break/><text:span text:style-name="T1">randg( n_rows, n_cols, distr_param(a,b) )</text:span> <text:line-break/><text:line-break/><text:span text:style-name="T1">randg( n_rows, n_cols, n_slices )</text:span> <text:line-break/><text:span text:style-name="T1">randg( n_rows, n_cols, n_slices, distr_param(a,b) )</text:span> <text:line-break/><text:line-break/><text:span text:style-name="T1">randg( size(X) )</text:span> <text:line-break/><text:span text:style-name="T1">randg( size(X), distr_param(a,b) )</text:span> </text:p>
      <text:list xml:id="list3228228179" text:style-name="L10">
        <text:list-item>
          <text:p text:style-name="P215">Generate a scalar, vector, matrix or cube with the elements set to random values from a gamma distribution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5">x<text:span text:style-name="T8"> a-1</text:span> exp( -x / b )</text:p>
          </table:table-cell>
        </table:table-row>
        <table:table-row>
          <table:table-cell table:style-name="Table1.A1" office:value-type="string">
            <text:p text:style-name="P5">p<text:span text:style-name="T2">(</text:span>x | a,b<text:span text:style-name="T2">)</text:span></text:p>
          </table:table-cell>
          <table:table-cell table:style-name="Table1.A1" office:value-type="string">
            <text:p text:style-name="Table_20_Contents"> <text:span text:style-name="T2">=</text:span> </text:p>
          </table:table-cell>
          <table:table-cell table:style-name="Table1.A1" office:value-type="string">
            <text:p text:style-name="Horizontal_20_Line"/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6">b<text:span text:style-name="T8"> a</text:span> Γ(a)</text:p>
          </table:table-cell>
        </table:table-row>
      </table:table>
      <text:list xml:id="list25627087546277" text:continue-numbering="true" text:style-name="L10">
        <text:list-header>
          <text:p text:style-name="P215">where <text:span text:style-name="T4">a</text:span> is the shape parameter and <text:span text:style-name="T4">b</text:span> is the scale parameter, with constraints <text:span text:style-name="T4">a &gt; 0</text:span> and <text:span text:style-name="T4">b &gt; 0</text:span> </text:p>
        </text:list-header>
        <text:list-item>
          <text:p text:style-name="P215">The default distribution parameters are <text:span text:style-name="T4">a = 1</text:span> and <text:span text:style-name="T4">b = 1</text:span> </text:p>
        </text:list-item>
        <text:list-item>
          <text:p text:style-name="P215">Usage: </text:p>
          <text:list>
            <text:list-item>
              <text:p text:style-name="P215"><text:span text:style-name="T4">scalar_type</text:span> s = randg&lt;<text:span text:style-name="T4">scalar_type</text:span>&gt;( ), where <text:span text:style-name="T4">scalar_type</text:span> is either <text:span text:style-name="T4">float</text:span> or <text:span text:style-name="T4">double</text:span> </text:p>
            </text:list-item>
            <text:list-item>
              <text:p text:style-name="P215"><text:span text:style-name="T4">scalar_type</text:span> s = randg&lt;<text:span text:style-name="T4">scalar_type</text:span>&gt;( distr_param(a,b) ), where <text:span text:style-name="T4">scalar_type</text:span> is either <text:span text:style-name="T4">float</text:span> or <text:span text:style-name="T4">double</text:span> </text:p>
            </text:list-item>
            <text:list-item>
              <text:p text:style-name="P215"><text:span text:style-name="T4">vector_type</text:span> v = randg&lt;<text:span text:style-name="T4">vector_type</text:span>&gt;( n_elem ) </text:p>
            </text:list-item>
            <text:list-item>
              <text:p text:style-name="P215"><text:span text:style-name="T4">vector_type</text:span> v = randg&lt;<text:span text:style-name="T4">vector_type</text:span>&gt;( n_elem, distr_param(a,b) ) </text:p>
            </text:list-item>
            <text:list-item>
              <text:p text:style-name="P215"><text:span text:style-name="T4">matrix_type</text:span> X = randg&lt;<text:span text:style-name="T4">matrix_type</text:span>&gt;( n_rows, n_cols ) </text:p>
            </text:list-item>
            <text:list-item>
              <text:p text:style-name="P215"><text:span text:style-name="T4">matrix_type</text:span> X = randg&lt;<text:span text:style-name="T4">matrix_type</text:span>&gt;( n_rows, n_cols, distr_param(a,b) ) </text:p>
            </text:list-item>
            <text:list-item>
              <text:p text:style-name="P215"><text:span text:style-name="T4">cube_type</text:span> Q = randg&lt;<text:span text:style-name="T4">cube_type</text:span>&gt;( n_rows, n_cols, n_slices ) </text:p>
            </text:list-item>
            <text:list-item>
              <text:p text:style-name="P215"><text:soft-page-break/><text:span text:style-name="T4">cube_type</text:span> Q = randg&lt;<text:span text:style-name="T4">cube_type</text:span>&gt;( n_rows, n_cols, n_slices, distr_param(a,b) ) </text:p>
            </text:list-item>
          </text:list>
          <text:p text:style-name="P215"/>
        </text:list-item>
        <text:list-item>
          <text:p text:style-name="P214">Examples: </text:p>
          <text:list>
            <text:list-header>
              <text:p text:style-name="P30">vec v1 = randg(100);</text:p>
              <text:p text:style-name="P30">vec v2 = randg(100, distr_param(2,1));</text:p>
              <text:p text:style-name="P30"/>
              <text:p text:style-name="P30">rowvec r1 = randg&lt;rowvec&gt;(100);</text:p>
              <text:p text:style-name="P30">rowvec r2 = randg&lt;rowvec&gt;(100, distr_param(2,1));</text:p>
              <text:p text:style-name="P30"/>
              <text:p text:style-name="P30">mat A1 = randg(10, 10);</text:p>
              <text:p text:style-name="P30">mat A2 = randg(10, 10, distr_param(2,1));</text:p>
              <text:p text:style-name="P30"/>
              <text:p text:style-name="P30">fmat B1 = randg&lt;fmat&gt;(10, 10);</text:p>
              <text:p text:style-name="P31">fmat B2 = randg&lt;fmat&gt;(10, 10, distr_param(2,1));</text:p>
            </text:list-header>
          </text:list>
        </text:list-item>
        <text:list-item>
          <text:p text:style-name="P215">See also: </text:p>
          <text:list>
            <text:list-item>
              <text:p text:style-name="P215"><text:a xlink:type="simple" xlink:href="https://arma.sourceforge.net/docs.html#randu" text:style-name="Internet_20_link" text:visited-style-name="Visited_20_Internet_20_Link">randu()</text:a> </text:p>
            </text:list-item>
            <text:list-item>
              <text:p text:style-name="P215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215"><text:a xlink:type="simple" xlink:href="https://arma.sourceforge.net/docs.html#randi" text:style-name="Internet_20_link" text:visited-style-name="Visited_20_Internet_20_Link">randi()</text:a> </text:p>
            </text:list-item>
            <text:list-item>
              <text:p text:style-name="P215"><text:a xlink:type="simple" xlink:href="https://arma.sourceforge.net/docs.html#chi2rnd" text:style-name="Internet_20_link" text:visited-style-name="Visited_20_Internet_20_Link">chi2rnd()</text:a> </text:p>
            </text:list-item>
            <text:list-item>
              <text:p text:style-name="P215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215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15"><text:a xlink:type="simple" xlink:href="https://arma.sourceforge.net/docs.html#rng_seed" text:style-name="Internet_20_link" text:visited-style-name="Visited_20_Internet_20_Link">RNG seed setting</text:a> </text:p>
            </text:list-item>
            <text:list-item>
              <text:p text:style-name="P215"><text:a xlink:type="simple" xlink:href="https://en.wikipedia.org/wiki/Gamma_distribution" text:style-name="Internet_20_link" text:visited-style-name="Visited_20_Internet_20_Link">gamma distribution in Wikipedia</text:a> </text:p>
            </text:list-item>
          </text:list>
          <text:p text:style-name="P214"/>
        </text:list-item>
      </text:list>
      <text:p text:style-name="Horizontal_20_Line"/>
      <text:p text:style-name="P11"/>
      <text:p text:style-name="Text_20_body"><text:bookmark text:name="randi"/><text:span text:style-name="T1">randi( )</text:span> <text:line-break/><text:span text:style-name="T1">randi( distr_param(a,b) )</text:span> <text:line-break/><text:line-break/><text:span text:style-name="T1">randi( n_elem )</text:span> <text:line-break/><text:span text:style-name="T1">randi( n_elem, distr_param(a,b) )</text:span> <text:line-break/><text:line-break/><text:span text:style-name="T1">randi( n_rows, n_cols )</text:span> <text:line-break/><text:span text:style-name="T1">randi( n_rows, n_cols, distr_param(a,b) )</text:span> <text:line-break/><text:line-break/><text:span text:style-name="T1">randi( n_rows, n_cols, n_slices )</text:span> <text:line-break/><text:span text:style-name="T1">randi( n_rows, n_cols, n_slices, distr_param(a,b) )</text:span> <text:line-break/><text:line-break/><text:span text:style-name="T1">randi( size(X) )</text:span> <text:line-break/><text:span text:style-name="T1">randi( size(X), distr_param(a,b) )</text:span> </text:p>
      <text:list xml:id="list1438759029" text:style-name="L11">
        <text:list-item>
          <text:p text:style-name="P217">Generate a scalar, vector, matrix or cube with the elements set to random <text:span text:style-name="T1">integer</text:span> values uniformly distributed in the [a,b] interval </text:p>
        </text:list-item>
        <text:list-item>
          <text:p text:style-name="P217">The default distribution parameters are <text:span text:style-name="T4">a = 0</text:span> and <text:span text:style-name="T4">b = maximum_int</text:span> </text:p>
        </text:list-item>
        <text:list-item>
          <text:p text:style-name="P217">Usage: </text:p>
          <text:list>
            <text:list-item>
              <text:p text:style-name="P217"><text:span text:style-name="T4">scalar_type</text:span> v = randi&lt;<text:span text:style-name="T4">scalar_type</text:span>&gt;( ) </text:p>
            </text:list-item>
            <text:list-item>
              <text:p text:style-name="P217"><text:span text:style-name="T4">scalar_type</text:span> v = randi&lt;<text:span text:style-name="T4">scalar_type</text:span>&gt;( distr_param(a,b) ) </text:p>
            </text:list-item>
            <text:list-item>
              <text:p text:style-name="P217"><text:soft-page-break/><text:span text:style-name="T4">vector_type</text:span> v = randi&lt;<text:span text:style-name="T4">vector_type</text:span>&gt;( n_elem ) </text:p>
            </text:list-item>
            <text:list-item>
              <text:p text:style-name="P217"><text:span text:style-name="T4">vector_type</text:span> v = randi&lt;<text:span text:style-name="T4">vector_type</text:span>&gt;( n_elem, distr_param(a,b) ) </text:p>
            </text:list-item>
            <text:list-item>
              <text:p text:style-name="P217"><text:span text:style-name="T4">matrix_type</text:span> X = randi&lt;<text:span text:style-name="T4">matrix_type</text:span>&gt;( n_rows, n_cols ) </text:p>
            </text:list-item>
            <text:list-item>
              <text:p text:style-name="P217"><text:span text:style-name="T4">matrix_type</text:span> X = randi&lt;<text:span text:style-name="T4">matrix_type</text:span>&gt;( n_rows, n_cols, distr_param(a,b) ) </text:p>
            </text:list-item>
            <text:list-item>
              <text:p text:style-name="P217"><text:span text:style-name="T4">cube_type</text:span> Q = randi&lt;<text:span text:style-name="T4">cube_type</text:span>&gt;( n_rows, n_cols, n_slices ) </text:p>
            </text:list-item>
            <text:list-item>
              <text:p text:style-name="P217"><text:span text:style-name="T4">cube_type</text:span> Q = randi&lt;<text:span text:style-name="T4">cube_type</text:span>&gt;( n_rows, n_cols, n_slices, distr_param(a,b) ) </text:p>
            </text:list-item>
          </text:list>
          <text:p text:style-name="P217"/>
        </text:list-item>
        <text:list-item>
          <text:p text:style-name="P217"><text:span text:style-name="T1">Caveat:</text:span> to generate a matrix with random floating point values (ie. <text:span text:style-name="T4">float</text:span> or <text:span text:style-name="T4">double</text:span>) instead of integers, use <text:a xlink:type="simple" xlink:href="https://arma.sourceforge.net/docs.html#randu" text:style-name="Internet_20_link" text:visited-style-name="Visited_20_Internet_20_Link">randu()</text:a> instead </text:p>
        </text:list-item>
        <text:list-item>
          <text:p text:style-name="P216">Examples: </text:p>
          <text:list>
            <text:list-header>
              <text:p text:style-name="P32">int a = randi();</text:p>
              <text:p text:style-name="P32">int b = randi(distr_param(-10, +20));</text:p>
              <text:p text:style-name="P32"/>
              <text:p text:style-name="P32">imat A1 = randi(5, 6);</text:p>
              <text:p text:style-name="P32">imat A2 = randi(5, 6, distr_param(-10, +20));</text:p>
              <text:p text:style-name="P32"/>
              <text:p text:style-name="P32">mat B1 = randi&lt;mat&gt;(5, 6);</text:p>
              <text:p text:style-name="P33">mat B2 = randi&lt;mat&gt;(5, 6, distr_param(-10, +20));</text:p>
            </text:list-header>
          </text:list>
        </text:list-item>
        <text:list-item>
          <text:p text:style-name="P217">See also: </text:p>
          <text:list>
            <text:list-item>
              <text:p text:style-name="P217"><text:a xlink:type="simple" xlink:href="https://arma.sourceforge.net/docs.html#randu" text:style-name="Internet_20_link" text:visited-style-name="Visited_20_Internet_20_Link">randu()</text:a> </text:p>
            </text:list-item>
            <text:list-item>
              <text:p text:style-name="P217"><text:a xlink:type="simple" xlink:href="https://arma.sourceforge.net/docs.html#randperm" text:style-name="Internet_20_link" text:visited-style-name="Visited_20_Internet_20_Link">randperm()</text:a> </text:p>
            </text:list-item>
            <text:list-item>
              <text:p text:style-name="P217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217"><text:a xlink:type="simple" xlink:href="https://arma.sourceforge.net/docs.html#ones_standalone" text:style-name="Internet_20_link" text:visited-style-name="Visited_20_Internet_20_Link">ones()</text:a> </text:p>
            </text:list-item>
            <text:list-item>
              <text:p text:style-name="P217"><text:a xlink:type="simple" xlink:href="https://arma.sourceforge.net/docs.html#zeros_standalone" text:style-name="Internet_20_link" text:visited-style-name="Visited_20_Internet_20_Link">zeros()</text:a> </text:p>
            </text:list-item>
            <text:list-item>
              <text:p text:style-name="P217"><text:a xlink:type="simple" xlink:href="https://arma.sourceforge.net/docs.html#shuffle" text:style-name="Internet_20_link" text:visited-style-name="Visited_20_Internet_20_Link">shuffle()</text:a> </text:p>
            </text:list-item>
            <text:list-item>
              <text:p text:style-name="P217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17"><text:a xlink:type="simple" xlink:href="https://arma.sourceforge.net/docs.html#rng_seed" text:style-name="Internet_20_link" text:visited-style-name="Visited_20_Internet_20_Link">RNG seed setting</text:a> </text:p>
            </text:list-item>
          </text:list>
          <text:p text:style-name="P216"/>
        </text:list-item>
      </text:list>
      <text:p text:style-name="Horizontal_20_Line"/>
      <text:p text:style-name="P11"/>
      <text:p text:style-name="Text_20_body"><text:bookmark text:name="speye"/><text:span text:style-name="T1">speye( n_rows, n_cols )</text:span> <text:line-break/><text:span text:style-name="T1">speye( size(X) )</text:span> </text:p>
      <text:list xml:id="list1497456909" text:style-name="L12">
        <text:list-item>
          <text:p text:style-name="P219">Generate a sparse matrix with the elements along the main diagonal set to one and off-diagonal elements set to zero </text:p>
        </text:list-item>
        <text:list-item>
          <text:p text:style-name="P219">An identity matrix is generated when <text:span text:style-name="T4">n_rows</text:span> = <text:span text:style-name="T4">n_cols</text:span> </text:p>
        </text:list-item>
        <text:list-item>
          <text:p text:style-name="P219">Usage: </text:p>
          <text:list>
            <text:list-item>
              <text:p text:style-name="P219"><text:span text:style-name="T4">sparse_matrix_type</text:span> X = speye&lt;<text:span text:style-name="T4">sparse_matrix_type</text:span>&gt;( n_rows, n_cols ) </text:p>
            </text:list-item>
            <text:list-item>
              <text:p text:style-name="P219"><text:span text:style-name="T4">sparse_matrix_type</text:span> Y = speye&lt;<text:span text:style-name="T4">sparse_matrix_type</text:span>&gt;( size(X) ) </text:p>
            </text:list-item>
          </text:list>
          <text:p text:style-name="P219"/>
        </text:list-item>
        <text:list-item>
          <text:p text:style-name="P218">Examples: </text:p>
          <text:list>
            <text:list-header>
              <text:p text:style-name="P34">sp_mat A = speye&lt;sp_mat&gt;(5,5);</text:p>
            </text:list-header>
          </text:list>
          <text:p text:style-name="P219"/>
        </text:list-item>
        <text:list-item>
          <text:p text:style-name="P219">See also: </text:p>
          <text:list>
            <text:list-item>
              <text:p text:style-name="P219"><text:a xlink:type="simple" xlink:href="https://arma.sourceforge.net/docs.html#spones" text:style-name="Internet_20_link" text:visited-style-name="Visited_20_Internet_20_Link">spones()</text:a> </text:p>
            </text:list-item>
            <text:list-item>
              <text:p text:style-name="P219"><text:soft-page-break/><text:a xlink:type="simple" xlink:href="https://arma.sourceforge.net/docs.html#sprandu_sprandn" text:style-name="Internet_20_link" text:visited-style-name="Visited_20_Internet_20_Link">sprandu() &amp; sprandn()</text:a> </text:p>
            </text:list-item>
            <text:list-item>
              <text:p text:style-name="P219"><text:a xlink:type="simple" xlink:href="https://arma.sourceforge.net/docs.html#eye_standalone" text:style-name="Internet_20_link" text:visited-style-name="Visited_20_Internet_20_Link">eye()</text:a> </text:p>
            </text:list-item>
            <text:list-item>
              <text:p text:style-name="P219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218"/>
        </text:list-item>
      </text:list>
      <text:p text:style-name="Horizontal_20_Line"/>
      <text:p text:style-name="P11"/>
      <text:p text:style-name="Text_20_body"><text:bookmark text:name="spones"/><text:span text:style-name="T1">spones( A )</text:span> </text:p>
      <text:list xml:id="list2684274074" text:style-name="L13">
        <text:list-item>
          <text:p text:style-name="P221">Generate a sparse matrix with the same structure as sparse matrix <text:span text:style-name="T4">A</text:span>, but with the non-zero elements set to one </text:p>
        </text:list-item>
        <text:list-item>
          <text:p text:style-name="P220">Examples: </text:p>
          <text:list>
            <text:list-header>
              <text:p text:style-name="P35">sp_mat A = sprandu&lt;sp_mat&gt;(100, 200, 0.1);</text:p>
              <text:p text:style-name="P35"/>
              <text:p text:style-name="P36">sp_mat B = spones(A);</text:p>
            </text:list-header>
          </text:list>
        </text:list-item>
        <text:list-item>
          <text:p text:style-name="P221">See also: </text:p>
          <text:list>
            <text:list-item>
              <text:p text:style-name="P221"><text:a xlink:type="simple" xlink:href="https://arma.sourceforge.net/docs.html#speye" text:style-name="Internet_20_link" text:visited-style-name="Visited_20_Internet_20_Link">speye()</text:a> </text:p>
            </text:list-item>
            <text:list-item>
              <text:p text:style-name="P221"><text:a xlink:type="simple" xlink:href="https://arma.sourceforge.net/docs.html#sprandu_sprandn" text:style-name="Internet_20_link" text:visited-style-name="Visited_20_Internet_20_Link">sprandu() &amp; sprandn()</text:a> </text:p>
            </text:list-item>
            <text:list-item>
              <text:p text:style-name="P221"><text:a xlink:type="simple" xlink:href="https://arma.sourceforge.net/docs.html#ones_standalone" text:style-name="Internet_20_link" text:visited-style-name="Visited_20_Internet_20_Link">ones()</text:a> </text:p>
            </text:list-item>
          </text:list>
          <text:p text:style-name="P220"/>
        </text:list-item>
      </text:list>
      <text:p text:style-name="Horizontal_20_Line"/>
      <text:p text:style-name="P11"/>
      <text:p text:style-name="Text_20_body"><text:bookmark text:name="sprandu_sprandn"/><text:span text:style-name="T1">sprandu( n_rows, n_cols, density )</text:span> <text:line-break/><text:span text:style-name="T1">sprandn( n_rows, n_cols, density )</text:span> <text:line-break/><text:line-break/><text:span text:style-name="T1">sprandu( size(X), density )</text:span> <text:line-break/><text:span text:style-name="T1">sprandn( size(X), density )</text:span> </text:p>
      <text:list xml:id="list4024763774" text:style-name="L14">
        <text:list-item>
          <text:p text:style-name="P223">Generate a sparse matrix with the non-zero elements set to random values </text:p>
        </text:list-item>
        <text:list-item>
          <text:p text:style-name="P223">The <text:span text:style-name="T4">density</text:span> argument specifies the percentage of non-zero elements; it must be in the [0,1] interval </text:p>
        </text:list-item>
        <text:list-item>
          <text:p text:style-name="P223"><text:span text:style-name="T4">sprandu()</text:span> uses a uniform distribution in the [0,1] interval </text:p>
        </text:list-item>
        <text:list-item>
          <text:p text:style-name="P223"><text:span text:style-name="T4">sprandn()</text:span> uses a normal/Gaussian distribution with zero mean and unit variance </text:p>
        </text:list-item>
        <text:list-item>
          <text:p text:style-name="P223">Usage: </text:p>
          <text:list>
            <text:list-item>
              <text:p text:style-name="P223"><text:span text:style-name="T4">sparse_matrix_type</text:span> X = sprandu&lt;<text:span text:style-name="T4">sparse_matrix_type</text:span>&gt;( n_rows, n_cols, density ) </text:p>
            </text:list-item>
            <text:list-item>
              <text:p text:style-name="P223"><text:span text:style-name="T4">sparse_matrix_type</text:span> Y = sprandu&lt;<text:span text:style-name="T4">sparse_matrix_type</text:span>&gt;( size(X), density ) </text:p>
            </text:list-item>
          </text:list>
          <text:p text:style-name="P223"/>
        </text:list-item>
        <text:list-item>
          <text:p text:style-name="P222">Examples: </text:p>
          <text:list>
            <text:list-header>
              <text:p text:style-name="P37">sp_mat A = sprandu&lt;sp_mat&gt;(100, 200, 0.1);</text:p>
            </text:list-header>
          </text:list>
        </text:list-item>
        <text:list-item>
          <text:p text:style-name="P223">See also: </text:p>
          <text:list>
            <text:list-item>
              <text:p text:style-name="P223"><text:a xlink:type="simple" xlink:href="https://arma.sourceforge.net/docs.html#speye" text:style-name="Internet_20_link" text:visited-style-name="Visited_20_Internet_20_Link">speye()</text:a> </text:p>
            </text:list-item>
            <text:list-item>
              <text:p text:style-name="P223"><text:a xlink:type="simple" xlink:href="https://arma.sourceforge.net/docs.html#spones" text:style-name="Internet_20_link" text:visited-style-name="Visited_20_Internet_20_Link">spones()</text:a> </text:p>
            </text:list-item>
            <text:list-item>
              <text:p text:style-name="P223"><text:a xlink:type="simple" xlink:href="https://arma.sourceforge.net/docs.html#randu" text:style-name="Internet_20_link" text:visited-style-name="Visited_20_Internet_20_Link">randu()</text:a> </text:p>
            </text:list-item>
            <text:list-item>
              <text:p text:style-name="P223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223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23"><text:soft-page-break/><text:a xlink:type="simple" xlink:href="https://arma.sourceforge.net/docs.html#rng_seed" text:style-name="Internet_20_link" text:visited-style-name="Visited_20_Internet_20_Link">RNG seed setting</text:a> </text:p>
            </text:list-item>
            <text:list-item>
              <text:p text:style-name="P223"><text:a xlink:type="simple" xlink:href="https://en.wikipedia.org/wiki/Uniform_distribution_(continuous)" text:style-name="Internet_20_link" text:visited-style-name="Visited_20_Internet_20_Link">uniform distribution in Wikipedia</text:a> </text:p>
            </text:list-item>
            <text:list-item>
              <text:p text:style-name="P223"><text:a xlink:type="simple" xlink:href="https://en.wikipedia.org/wiki/Normal_distribution" text:style-name="Internet_20_link" text:visited-style-name="Visited_20_Internet_20_Link">normal distribution in Wikipedia</text:a> </text:p>
            </text:list-item>
          </text:list>
          <text:p text:style-name="P222"/>
        </text:list-item>
      </text:list>
      <text:p text:style-name="Horizontal_20_Line"/>
      <text:p text:style-name="P11"/>
      <text:p text:style-name="Text_20_body"><text:bookmark text:name="toeplitz"/><text:span text:style-name="T1">toeplitz( A )</text:span> <text:line-break/><text:span text:style-name="T1">toeplitz( A, B )</text:span> </text:p>
      <text:list xml:id="list762922118" text:style-name="L15">
        <text:list-item>
          <text:p text:style-name="P225">Generate a Toeplitz matrix, with the first column specified by vector <text:span text:style-name="T4">A</text:span>, and (optionally) the first row specified by vector <text:span text:style-name="T4">B</text:span> </text:p>
        </text:list-item>
        <text:list-item>
          <text:p text:style-name="P225">If argument <text:span text:style-name="T4">B</text:span> is omitted, the first row is assumed to be the same as the first column </text:p>
        </text:list-item>
        <text:list-item>
          <text:p text:style-name="P224">Examples: </text:p>
          <text:list>
            <text:list-header>
              <text:p text:style-name="P38">vec A(5, fill::randu);</text:p>
              <text:p text:style-name="P38"/>
              <text:p text:style-name="P39">mat X = toeplitz(A);</text:p>
            </text:list-header>
          </text:list>
          <text:p text:style-name="P225"/>
        </text:list-item>
        <text:list-item>
          <text:p text:style-name="P225">See also: </text:p>
          <text:list>
            <text:list-item>
              <text:p text:style-name="P225"><text:a xlink:type="simple" xlink:href="https://mathworld.wolfram.com/ToeplitzMatrix.html" text:style-name="Internet_20_link" text:visited-style-name="Visited_20_Internet_20_Link">Toeplitz matrix in MathWorld</text:a> </text:p>
            </text:list-item>
            <text:list-item>
              <text:p text:style-name="P225"><text:a xlink:type="simple" xlink:href="https://en.wikipedia.org/wiki/Toeplitz_matrix" text:style-name="Internet_20_link" text:visited-style-name="Visited_20_Internet_20_Link">Toeplitz matrix in Wikipedia</text:a> 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2:54:19.418077218</meta:creation-date>
    <dc:date>2025-06-15T02:56:26.012487357</dc:date>
    <meta:editing-duration>PT3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2" meta:paragraph-count="390" meta:word-count="2351" meta:character-count="13584" meta:non-whitespace-character-count="11518"/>
  </office:meta>
</office:document-meta>
</file>